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0.1139in" table:align="left" fo:background-color="transparent">
        <style:background-image/>
      </style:table-properties>
    </style:style>
    <style:style style:name="Table1.A" style:family="table-column">
      <style:table-column-properties style:column-width="1.9979in"/>
    </style:style>
    <style:style style:name="Table1.B" style:family="table-column">
      <style:table-column-properties style:column-width="8.116in"/>
    </style:style>
    <style:style style:name="Table1.1" style:family="table-row">
      <style:table-row-properties fo:background-color="transparent">
        <style:background-image/>
      </style:table-row-properties>
    </style:style>
    <style:style style:name="Table1.A1" style:family="table-cell">
      <style:table-cell-properties fo:background-color="#a9a9a9" fo:padding="0.0201in"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a9a9a9" fo:padding="0.0201in" fo:border="0.05pt solid #000000" style:writing-mode="page">
        <style:background-image/>
      </style:table-cell-properties>
    </style:style>
    <style:style style:name="Table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1.A3" style:family="table-cell">
      <style:table-cell-properties fo:background-color="#d4ea6b" fo:padding="0.0201in" fo:border-left="0.05pt solid #000000" fo:border-right="none" fo:border-top="none" fo:border-bottom="0.05pt solid #000000" style:writing-mode="page">
        <style:background-image/>
      </style:table-cell-properties>
    </style:style>
    <style:style style:name="Table1.B3" style:family="table-cell">
      <style:table-cell-properties fo:background-color="#d4ea6b" fo:padding="0.0201in" fo:border-left="0.05pt solid #000000" fo:border-right="0.05pt solid #000000" fo:border-top="none" fo:border-bottom="0.05pt solid #000000" style:writing-mode="page">
        <style:background-image/>
      </style:table-cell-properties>
    </style:style>
    <style:style style:name="Table1.A4" style:family="table-cell">
      <style:table-cell-properties fo:padding="0.0201in" fo:border-left="0.05pt solid #000000" fo:border-right="none" fo:border-top="none" fo:border-bottom="0.05pt solid #000000" style:writing-mode="page"/>
    </style:style>
    <style:style style:name="Table1.B4" style:family="table-cell">
      <style:table-cell-properties fo:padding="0.0201in" fo:border-left="0.05pt solid #000000" fo:border-right="0.05pt solid #000000" fo:border-top="none" fo:border-bottom="0.05pt solid #000000" style:writing-mode="page"/>
    </style:style>
    <style:style style:name="Table1.5" style:family="table-row">
      <style:table-row-properties style:min-row-height="0.6222in"/>
    </style:style>
    <style:style style:name="Table1.A5" style:family="table-cell">
      <style:table-cell-properties fo:padding="0.0201in" fo:border-left="0.05pt solid #000000" fo:border-right="none" fo:border-top="none" fo:border-bottom="0.05pt solid #000000" style:writing-mode="page"/>
    </style:style>
    <style:style style:name="Table1.B5" style:family="table-cell">
      <style:table-cell-properties fo:padding="0.0201in" fo:border-left="0.05pt solid #000000" fo:border-right="0.05pt solid #000000" fo:border-top="none" fo:border-bottom="0.05pt solid #000000" style:writing-mode="page"/>
    </style:style>
    <style:style style:name="Table1.A6" style:family="table-cell">
      <style:table-cell-properties fo:padding="0.0201in" fo:border-left="0.05pt solid #000000" fo:border-right="none" fo:border-top="none" fo:border-bottom="0.05pt solid #000000" style:writing-mode="page"/>
    </style:style>
    <style:style style:name="Table1.B6" style:family="table-cell">
      <style:table-cell-properties fo:padding="0.0201in" fo:border-left="0.05pt solid #000000" fo:border-right="0.05pt solid #000000" fo:border-top="none" fo:border-bottom="0.05pt solid #000000" style:writing-mode="page"/>
    </style:style>
    <style:style style:name="Table1.7" style:family="table-row">
      <style:table-row-properties style:min-row-height="0.8188in"/>
    </style:style>
    <style:style style:name="Table1.A7" style:family="table-cell">
      <style:table-cell-properties fo:padding="0.0201in" fo:border-left="0.05pt solid #000000" fo:border-right="none" fo:border-top="none" fo:border-bottom="0.05pt solid #000000" style:writing-mode="page"/>
    </style:style>
    <style:style style:name="Table1.B7" style:family="table-cell">
      <style:table-cell-properties fo:padding="0.0201in" fo:border-left="0.05pt solid #000000" fo:border-right="0.05pt solid #000000" fo:border-top="none" fo:border-bottom="0.05pt solid #000000" style:writing-mode="page"/>
    </style:style>
    <style:style style:name="Table1.A8" style:family="table-cell">
      <style:table-cell-properties fo:padding="0.0201in" fo:border-left="0.05pt solid #000000" fo:border-right="none" fo:border-top="none" fo:border-bottom="0.05pt solid #000000" style:writing-mode="page"/>
    </style:style>
    <style:style style:name="Table1.B8" style:family="table-cell">
      <style:table-cell-properties fo:padding="0.0201in" fo:border-left="0.05pt solid #000000" fo:border-right="0.05pt solid #000000" fo:border-top="none" fo:border-bottom="0.05pt solid #000000" style:writing-mode="page"/>
    </style:style>
    <style:style style:name="Table1.A9" style:family="table-cell">
      <style:table-cell-properties fo:padding="0.0201in" fo:border-left="0.05pt solid #000000" fo:border-right="none" fo:border-top="none" fo:border-bottom="0.05pt solid #000000" style:writing-mode="page"/>
    </style:style>
    <style:style style:name="Table1.B9" style:family="table-cell">
      <style:table-cell-properties fo:padding="0.0201in" fo:border-left="0.05pt solid #000000" fo:border-right="0.05pt solid #000000" fo:border-top="none" fo:border-bottom="0.05pt solid #000000" style:writing-mode="page"/>
    </style:style>
    <style:style style:name="Table1.10" style:family="table-row">
      <style:table-row-properties style:min-row-height="0.9813in"/>
    </style:style>
    <style:style style:name="Table1.A10" style:family="table-cell">
      <style:table-cell-properties fo:background-color="#ff8c00" fo:padding="0.0201in" fo:border-left="0.05pt solid #000000" fo:border-right="none" fo:border-top="none" fo:border-bottom="0.05pt solid #000000" style:writing-mode="page">
        <style:background-image/>
      </style:table-cell-properties>
    </style:style>
    <style:style style:name="Table1.B10" style:family="table-cell">
      <style:table-cell-properties fo:background-color="#ff8c00" fo:padding="0.0201in"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3917in" fo:background-color="transparent">
        <style:background-image/>
      </style:table-row-properties>
    </style:style>
    <style:style style:name="Table1.A11" style:family="table-cell">
      <style:table-cell-properties fo:background-color="#afeeee" fo:padding="0.0201in" fo:border-left="0.05pt solid #000000" fo:border-right="none" fo:border-top="none" fo:border-bottom="0.05pt solid #000000" style:writing-mode="page">
        <style:background-image/>
      </style:table-cell-properties>
    </style:style>
    <style:style style:name="Table1.B11" style:family="table-cell">
      <style:table-cell-properties fo:background-color="#afeeee" fo:padding="0.0201in"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9813in" fo:background-color="transparent">
        <style:background-image/>
      </style:table-row-properties>
    </style:style>
    <style:style style:name="Table1.14" style:family="table-row">
      <style:table-row-properties style:min-row-height="0.5882in"/>
    </style:style>
    <style:style style:name="Table1.A14" style:family="table-cell">
      <style:table-cell-properties fo:padding="0.0201in" fo:border-left="0.05pt solid #000000" fo:border-right="none" fo:border-top="none" fo:border-bottom="0.05pt solid #000000" style:writing-mode="page"/>
    </style:style>
    <style:style style:name="Table1.B14" style:family="table-cell">
      <style:table-cell-properties fo:padding="0.0201in" fo:border-left="0.05pt solid #000000" fo:border-right="0.05pt solid #000000" fo:border-top="none" fo:border-bottom="0.05pt solid #000000" style:writing-mode="page"/>
    </style:style>
    <style:style style:name="Table1.15" style:family="table-row">
      <style:table-row-properties style:min-row-height="0.7847in" fo:background-color="transparent">
        <style:background-image/>
      </style:table-row-properties>
    </style:style>
    <style:style style:name="Table1.A16" style:family="table-cell">
      <style:table-cell-properties fo:background-color="#ffd428" fo:padding="0.0201in" fo:border-left="0.05pt solid #000000" fo:border-right="none" fo:border-top="none" fo:border-bottom="0.05pt solid #000000" style:writing-mode="page">
        <style:background-image/>
      </style:table-cell-properties>
    </style:style>
    <style:style style:name="Table1.B16" style:family="table-cell">
      <style:table-cell-properties fo:background-color="#ffd428" fo:padding="0.0201in" fo:border-left="0.05pt solid #000000" fo:border-right="0.05pt solid #000000" fo:border-top="none" fo:border-bottom="0.05pt solid #000000" style:writing-mode="page">
        <style:background-image/>
      </style:table-cell-properties>
    </style:style>
    <style:style style:name="Table1.17" style:family="table-row">
      <style:table-row-properties style:min-row-height="0.5882in" fo:background-color="transparent">
        <style:background-image/>
      </style:table-row-properties>
    </style:style>
    <style:style style:name="Table1.18" style:family="table-row">
      <style:table-row-properties style:min-row-height="0.5882in"/>
    </style:style>
    <style:style style:name="Table1.A18" style:family="table-cell">
      <style:table-cell-properties fo:padding="0.0201in" fo:border-left="0.05pt solid #000000" fo:border-right="none" fo:border-top="none" fo:border-bottom="0.05pt solid #000000" style:writing-mode="page"/>
    </style:style>
    <style:style style:name="Table1.B18" style:family="table-cell">
      <style:table-cell-properties fo:padding="0.0201in" fo:border-left="0.05pt solid #000000" fo:border-right="0.05pt solid #000000" fo:border-top="none" fo:border-bottom="0.05pt solid #000000" style:writing-mode="page"/>
    </style:style>
    <style:style style:name="Table1.19" style:family="table-row">
      <style:table-row-properties style:min-row-height="0.3917in"/>
    </style:style>
    <style:style style:name="Table1.A19" style:family="table-cell">
      <style:table-cell-properties fo:padding="0.0201in" fo:border-left="0.05pt solid #000000" fo:border-right="none" fo:border-top="none" fo:border-bottom="0.05pt solid #000000" style:writing-mode="page"/>
    </style:style>
    <style:style style:name="Table1.B19" style:family="table-cell">
      <style:table-cell-properties fo:padding="0.0201in" fo:border-left="0.05pt solid #000000" fo:border-right="0.05pt solid #000000" fo:border-top="none" fo:border-bottom="0.05pt solid #000000" style:writing-mode="page"/>
    </style:style>
    <style:style style:name="Table1.20" style:family="table-row">
      <style:table-row-properties style:min-row-height="0.3917in"/>
    </style:style>
    <style:style style:name="Table1.A20" style:family="table-cell">
      <style:table-cell-properties fo:padding="0.0201in" fo:border-left="0.05pt solid #000000" fo:border-right="none" fo:border-top="none" fo:border-bottom="0.05pt solid #000000" style:writing-mode="page"/>
    </style:style>
    <style:style style:name="Table1.B20" style:family="table-cell">
      <style:table-cell-properties fo:padding="0.0201in" fo:border-left="0.05pt solid #000000" fo:border-right="0.05pt solid #000000" fo:border-top="none" fo:border-bottom="0.05pt solid #000000" style:writing-mode="page"/>
    </style:style>
    <style:style style:name="Table1.21" style:family="table-row">
      <style:table-row-properties style:min-row-height="0.2549in"/>
    </style:style>
    <style:style style:name="Table1.A21" style:family="table-cell">
      <style:table-cell-properties fo:padding="0.0201in" fo:border-left="0.05pt solid #000000" fo:border-right="none" fo:border-top="none" fo:border-bottom="0.05pt solid #000000" style:writing-mode="page"/>
    </style:style>
    <style:style style:name="Table1.B21" style:family="table-cell">
      <style:table-cell-properties fo:padding="0.0201in" fo:border-left="0.05pt solid #000000" fo:border-right="0.05pt solid #000000" fo:border-top="none" fo:border-bottom="0.05pt solid #000000" style:writing-mode="page"/>
    </style:style>
    <style:style style:name="Table1.22" style:family="table-row">
      <style:table-row-properties style:min-row-height="0.2549in"/>
    </style:style>
    <style:style style:name="Table1.A22" style:family="table-cell">
      <style:table-cell-properties fo:padding="0.0201in" fo:border-left="0.05pt solid #000000" fo:border-right="none" fo:border-top="none" fo:border-bottom="0.05pt solid #000000" style:writing-mode="page"/>
    </style:style>
    <style:style style:name="Table1.B22" style:family="table-cell">
      <style:table-cell-properties fo:padding="0.0201in" fo:border-left="0.05pt solid #000000" fo:border-right="0.05pt solid #000000" fo:border-top="none" fo:border-bottom="0.05pt solid #000000" style:writing-mode="page"/>
    </style:style>
    <style:style style:name="Table1.23" style:family="table-row">
      <style:table-row-properties style:min-row-height="0.2549in"/>
    </style:style>
    <style:style style:name="Table1.A23" style:family="table-cell">
      <style:table-cell-properties fo:padding="0.0201in" fo:border-left="0.05pt solid #000000" fo:border-right="none" fo:border-top="none" fo:border-bottom="0.05pt solid #000000" style:writing-mode="page"/>
    </style:style>
    <style:style style:name="Table1.B23" style:family="table-cell">
      <style:table-cell-properties fo:padding="0.0201in" fo:border-left="0.05pt solid #000000" fo:border-right="0.05pt solid #000000" fo:border-top="none" fo:border-bottom="0.05pt solid #000000" style:writing-mode="page"/>
    </style:style>
    <style:style style:name="Table1.24" style:family="table-row">
      <style:table-row-properties style:min-row-height="0.2549in"/>
    </style:style>
    <style:style style:name="Table1.A24" style:family="table-cell">
      <style:table-cell-properties fo:padding="0.0201in" fo:border-left="0.05pt solid #000000" fo:border-right="none" fo:border-top="none" fo:border-bottom="0.05pt solid #000000" style:writing-mode="page"/>
    </style:style>
    <style:style style:name="Table1.B24" style:family="table-cell">
      <style:table-cell-properties fo:padding="0.0201in" fo:border-left="0.05pt solid #000000" fo:border-right="0.05pt solid #000000" fo:border-top="none" fo:border-bottom="0.05pt solid #000000" style:writing-mode="page"/>
    </style:style>
    <style:style style:name="Table1.25" style:family="table-row">
      <style:table-row-properties style:min-row-height="0.2549in"/>
    </style:style>
    <style:style style:name="Table1.A25" style:family="table-cell">
      <style:table-cell-properties fo:padding="0.0201in" fo:border-left="0.05pt solid #000000" fo:border-right="none" fo:border-top="none" fo:border-bottom="0.05pt solid #000000" style:writing-mode="page"/>
    </style:style>
    <style:style style:name="Table1.B25" style:family="table-cell">
      <style:table-cell-properties fo:padding="0.0201in" fo:border-left="0.05pt solid #000000" fo:border-right="0.05pt solid #000000" fo:border-top="none" fo:border-bottom="0.05pt solid #000000" style:writing-mode="page"/>
    </style:style>
    <style:style style:name="Table1.26" style:family="table-row">
      <style:table-row-properties style:min-row-height="0.2549in"/>
    </style:style>
    <style:style style:name="Table1.A26" style:family="table-cell">
      <style:table-cell-properties fo:padding="0.0201in" fo:border-left="0.05pt solid #000000" fo:border-right="none" fo:border-top="none" fo:border-bottom="0.05pt solid #000000" style:writing-mode="page"/>
    </style:style>
    <style:style style:name="Table1.B26" style:family="table-cell">
      <style:table-cell-properties fo:padding="0.0201in" fo:border-left="0.05pt solid #000000" fo:border-right="0.05pt solid #000000" fo:border-top="none" fo:border-bottom="0.05pt solid #000000" style:writing-mode="page"/>
    </style:style>
    <style:style style:name="Table1.27" style:family="table-row">
      <style:table-row-properties style:min-row-height="0.2549in"/>
    </style:style>
    <style:style style:name="Table1.A27" style:family="table-cell">
      <style:table-cell-properties fo:padding="0.0201in" fo:border-left="0.05pt solid #000000" fo:border-right="none" fo:border-top="none" fo:border-bottom="0.05pt solid #000000" style:writing-mode="page"/>
    </style:style>
    <style:style style:name="Table1.B27" style:family="table-cell">
      <style:table-cell-properties fo:padding="0.0201in" fo:border-left="0.05pt solid #000000" fo:border-right="0.05pt solid #000000" fo:border-top="none" fo:border-bottom="0.05pt solid #000000" style:writing-mode="page"/>
    </style:style>
    <style:style style:name="Table1.28" style:family="table-row">
      <style:table-row-properties style:min-row-height="0.2549in"/>
    </style:style>
    <style:style style:name="Table1.29" style:family="table-row">
      <style:table-row-properties style:min-row-height="0.2549in" fo:background-color="transparent">
        <style:background-image/>
      </style:table-row-properties>
    </style:style>
    <style:style style:name="Table1.A44" style:family="table-cell">
      <style:table-cell-properties fo:background-color="#e8f2a1" fo:padding="0.0201in" fo:border-left="0.05pt solid #000000" fo:border-right="none" fo:border-top="none" fo:border-bottom="0.05pt solid #000000" style:writing-mode="page">
        <style:background-image/>
      </style:table-cell-properties>
    </style:style>
    <style:style style:name="Table1.B44" style:family="table-cell">
      <style:table-cell-properties fo:background-color="#e8f2a1"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7.3771in" fo:margin-left="0.3854in" table:align="left"/>
    </style:style>
    <style:style style:name="Table2.A" style:family="table-column">
      <style:table-column-properties style:column-width="7.3771in"/>
    </style:style>
    <style:style style:name="Table2.A1" style:family="table-cell">
      <style:table-cell-properties fo:background-color="#ffd428" style:writing-mode="page">
        <style:background-image/>
      </style:table-cell-properties>
    </style:style>
    <style:style style:name="Table2" style:family="table">
      <style:table-properties style:width="7.3771in" fo:margin-left="0.3854in" table:align="left"/>
    </style:style>
    <style:style style:name="Table2.A" style:family="table-column">
      <style:table-column-properties style:column-width="7.3771in"/>
    </style:style>
    <style:style style:name="Table2.A1" style:family="table-cell">
      <style:table-cell-properties fo:background-color="#ffd428" style:writing-mode="page">
        <style:background-image/>
      </style:table-cell-properties>
    </style:style>
    <style:style style:name="P1" style:family="paragraph" style:parent-style-name="Footer">
      <style:text-properties officeooo:rsid="0042d291" officeooo:paragraph-rsid="0042d291"/>
    </style:style>
    <style:style style:name="P2" style:family="paragraph" style:parent-style-name="Table_20_Contents">
      <loext:graphic-properties draw:fill-hatch-name="hatch"/>
      <style:paragraph-properties fo:line-height="115%"/>
      <style:text-properties officeooo:rsid="001b7ac1" officeooo:paragraph-rsid="001b7ac1"/>
    </style:style>
    <style:style style:name="P3" style:family="paragraph" style:parent-style-name="Text_20_body">
      <style:paragraph-properties fo:break-before="page"/>
      <style:text-properties fo:font-size="14pt" officeooo:rsid="00515b5a" officeooo:paragraph-rsid="00515b5a" style:font-size-asian="14pt" style:font-size-complex="14pt"/>
    </style:style>
    <style:style style:name="P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37416" style:font-size-asian="10.5pt" style:font-size-complex="10.5pt"/>
    </style:style>
    <style:style style:name="P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style:font-size-asian="10.5pt" style:font-size-complex="10.5pt"/>
    </style:style>
    <style:style style:name="P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1b7ac1" style:font-size-asian="10.5pt" style:font-size-complex="10.5pt"/>
    </style:style>
    <style:style style:name="P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4fb25b" style:font-size-asian="10.5pt" style:font-size-complex="10.5pt"/>
    </style:style>
    <style:style style:name="P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00925a" style:font-size-asian="10.5pt" style:font-size-complex="10.5pt"/>
    </style:style>
    <style:style style:name="P9"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69405" style:font-size-asian="10.5pt" style:font-size-complex="10.5pt"/>
    </style:style>
    <style:style style:name="P1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7d2a9" style:font-size-asian="10.5pt" style:font-size-complex="10.5pt"/>
    </style:style>
    <style:style style:name="P11"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620210" style:font-size-asian="10.5pt" style:font-size-complex="10.5pt"/>
    </style:style>
    <style:style style:name="P12"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624bdf" style:font-size-asian="10.5pt" style:font-size-complex="10.5pt"/>
    </style:style>
    <style:style style:name="P13"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b7ac1" officeooo:paragraph-rsid="0027f251" style:font-size-asian="10.5pt" style:font-size-complex="10.5pt"/>
    </style:style>
    <style:style style:name="P14"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27f251" style:font-size-asian="10.5pt" style:font-size-complex="10.5pt"/>
    </style:style>
    <style:style style:name="P15"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2125c4" style:font-size-asian="10.5pt" style:font-size-complex="10.5pt"/>
    </style:style>
    <style:style style:name="P16"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72ca3" style:font-size-asian="10.5pt" style:font-size-complex="10.5pt"/>
    </style:style>
    <style:style style:name="P17"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ac138" style:font-size-asian="10.5pt" style:font-size-complex="10.5pt"/>
    </style:style>
    <style:style style:name="P18"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4fb25b" style:font-size-asian="10.5pt" style:font-size-complex="10.5pt"/>
    </style:style>
    <style:style style:name="P19"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9af4b" officeooo:paragraph-rsid="004636be" style:font-size-asian="10.5pt" style:font-size-complex="10.5pt"/>
    </style:style>
    <style:style style:name="P20"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9af4b" officeooo:paragraph-rsid="0029af4b" style:font-size-asian="10.5pt" style:font-size-complex="10.5pt"/>
    </style:style>
    <style:style style:name="P21"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4636be" style:font-size-asian="10.5pt" style:font-size-complex="10.5pt"/>
    </style:style>
    <style:style style:name="P22"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4ac138" style:font-size-asian="10.5pt" style:font-size-complex="10.5pt"/>
    </style:style>
    <style:style style:name="P23"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1ee11" style:font-size-asian="10.5pt" style:font-size-complex="10.5pt"/>
    </style:style>
    <style:style style:name="P2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4fb25b" officeooo:paragraph-rsid="004fb25b" style:font-size-asian="10.5pt" style:font-size-complex="10.5pt"/>
    </style:style>
    <style:style style:name="P25"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3e5246" officeooo:paragraph-rsid="003e5246" style:font-size-asian="10.5pt" style:font-size-complex="10.5pt"/>
    </style:style>
    <style:style style:name="P26"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58ba84" officeooo:paragraph-rsid="0058ba84" style:font-size-asian="10.5pt" style:font-size-complex="10.5pt"/>
    </style:style>
    <style:style style:name="P2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620210" officeooo:paragraph-rsid="00620210" style:font-size-asian="10.5pt" style:font-size-complex="10.5pt"/>
    </style:style>
    <style:style style:name="P28"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2ddee" style:font-size-asian="10.5pt" style:font-size-complex="10.5pt"/>
    </style:style>
    <style:style style:name="P29"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4636be" officeooo:paragraph-rsid="00515b5a" style:font-size-asian="10.5pt" style:font-weight-asian="bold" style:font-size-complex="10.5pt" style:font-weight-complex="bold"/>
    </style:style>
    <style:style style:name="P30"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paragraph-rsid="00515b5a" style:font-size-asian="10.5pt" style:font-weight-asian="bold" style:font-size-complex="10.5pt" style:font-weight-complex="bold"/>
    </style:style>
    <style:style style:name="P3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cf116" officeooo:paragraph-rsid="00515b5a" style:font-size-asian="10.5pt" style:font-weight-asian="bold" style:font-size-complex="10.5pt" style:font-weight-complex="bold"/>
    </style:style>
    <style:style style:name="P32"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cf116" officeooo:paragraph-rsid="005ae3d4" style:font-size-asian="10.5pt" style:font-weight-asian="bold" style:font-size-complex="10.5pt" style:font-weight-complex="bold"/>
    </style:style>
    <style:style style:name="P33"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515b5a" style:font-size-asian="10.5pt" style:font-weight-asian="bold" style:font-size-complex="10.5pt" style:font-weight-complex="bold"/>
    </style:style>
    <style:style style:name="P3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weight="normal" officeooo:paragraph-rsid="0027f251" style:font-size-asian="10.5pt" style:font-weight-asian="normal" style:font-size-complex="10.5pt" style:font-weight-complex="normal"/>
    </style:style>
    <style:style style:name="P3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1b7ac1" fo:background-color="transparent" style:font-size-asian="10.5pt" style:font-size-complex="10.5pt"/>
    </style:style>
    <style:style style:name="P3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5a34e4" fo:background-color="transparent" style:font-size-asian="10.5pt" style:font-size-complex="10.5pt"/>
    </style:style>
    <style:style style:name="P3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style="normal" officeooo:rsid="001b7ac1" officeooo:paragraph-rsid="0027f251" fo:background-color="transparent" style:font-size-asian="10.5pt" style:font-style-asian="normal" style:font-size-complex="10.5pt" style:font-style-complex="normal"/>
    </style:style>
    <style:style style:name="P3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fo:font-style="italic" officeooo:rsid="001e82cf" officeooo:paragraph-rsid="005a34e4" style:font-size-asian="10.5pt" style:font-style-asian="italic" style:font-size-complex="10.5pt" style:font-style-complex="italic"/>
    </style:style>
    <style:style style:name="P39" style:family="paragraph" style:parent-style-name="Standard">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af763" officeooo:paragraph-rsid="003af763" style:font-size-asian="10.5pt" style:font-size-complex="10.5pt"/>
    </style:style>
    <style:style style:name="P4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af763" officeooo:paragraph-rsid="003af763" style:font-size-asian="10.5pt" style:font-size-complex="10.5pt"/>
    </style:style>
    <style:style style:name="P4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1ed718" style:font-size-asian="10.5pt" style:font-size-complex="10.5pt"/>
    </style:style>
    <style:style style:name="P4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2125c4" style:font-size-asian="10.5pt" style:font-size-complex="10.5pt"/>
    </style:style>
    <style:style style:name="P4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61ee11" style:font-size-asian="10.5pt" style:font-size-complex="10.5pt"/>
    </style:style>
    <style:style style:name="P4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624bdf" style:font-size-asian="10.5pt" style:font-size-complex="10.5pt"/>
    </style:style>
    <style:style style:name="P4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44ba6" officeooo:paragraph-rsid="00244ba6" style:font-size-asian="10.5pt" style:font-size-complex="10.5pt"/>
    </style:style>
    <style:style style:name="P4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4636be" style:font-size-asian="10.5pt" style:font-size-complex="10.5pt"/>
    </style:style>
    <style:style style:name="P4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2125c4" style:font-size-asian="10.5pt" style:font-size-complex="10.5pt"/>
    </style:style>
    <style:style style:name="P4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4fb25b" style:font-size-asian="10.5pt" style:font-size-complex="10.5pt"/>
    </style:style>
    <style:style style:name="P49"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38743c" style:font-size-asian="10.5pt" style:font-size-complex="10.5pt"/>
    </style:style>
    <style:style style:name="P50"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5d6f98" style:font-size-asian="10.5pt" style:font-size-complex="10.5pt"/>
    </style:style>
    <style:style style:name="P51"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4636be" style:font-size-asian="10.5pt" style:font-size-complex="10.5pt"/>
    </style:style>
    <style:style style:name="P5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1b7ac1" style:font-size-asian="10.5pt" style:font-size-complex="10.5pt"/>
    </style:style>
    <style:style style:name="P5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3e5246" style:font-size-asian="10.5pt" style:font-size-complex="10.5pt"/>
    </style:style>
    <style:style style:name="P5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5d6f98" style:font-size-asian="10.5pt" style:font-size-complex="10.5pt"/>
    </style:style>
    <style:style style:name="P5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624bdf" style:font-size-asian="10.5pt" style:font-size-complex="10.5pt"/>
    </style:style>
    <style:style style:name="P5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2b28fb" style:font-size-asian="10.5pt" style:font-size-complex="10.5pt"/>
    </style:style>
    <style:style style:name="P5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20c9ef" style:font-size-asian="10.5pt" style:font-size-complex="10.5pt"/>
    </style:style>
    <style:style style:name="P5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472ca3" style:font-size-asian="10.5pt" style:font-size-complex="10.5pt"/>
    </style:style>
    <style:style style:name="P5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3e5246" style:font-size-asian="10.5pt" style:font-size-complex="10.5pt"/>
    </style:style>
    <style:style style:name="P6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6a276" officeooo:paragraph-rsid="004fb25b" style:font-size-asian="10.5pt" style:font-size-complex="10.5pt"/>
    </style:style>
    <style:style style:name="P61"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36a276" officeooo:paragraph-rsid="0062ddee" style:font-size-asian="10.5pt" style:font-size-complex="10.5pt"/>
    </style:style>
    <style:style style:name="P6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4e6fc5" officeooo:paragraph-rsid="004e6fc5" style:font-size-asian="10.5pt" style:font-size-complex="10.5pt"/>
    </style:style>
    <style:style style:name="P6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9fe6a" officeooo:paragraph-rsid="0039fe6a" style:font-size-asian="10.5pt" style:font-size-complex="10.5pt"/>
    </style:style>
    <style:style style:name="P64"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305365" officeooo:paragraph-rsid="00515b5a" style:font-size-asian="10.5pt" style:font-weight-asian="bold" style:font-size-complex="10.5pt" style:font-weight-complex="bold"/>
    </style:style>
    <style:style style:name="P65"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paragraph-rsid="00515b5a" style:font-size-asian="10.5pt" style:font-weight-asian="bold" style:font-size-complex="10.5pt" style:font-weight-complex="bold"/>
    </style:style>
    <style:style style:name="P66"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paragraph-rsid="005ae3d4" style:font-size-asian="10.5pt" style:font-weight-asian="bold" style:font-size-complex="10.5pt" style:font-weight-complex="bold"/>
    </style:style>
    <style:style style:name="P67"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cf116" officeooo:paragraph-rsid="00515b5a" style:font-size-asian="10.5pt" style:font-weight-asian="bold" style:font-size-complex="10.5pt" style:font-weight-complex="bold"/>
    </style:style>
    <style:style style:name="P68"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cf116" officeooo:paragraph-rsid="005a34e4" style:font-size-asian="10.5pt" style:font-weight-asian="bold" style:font-size-complex="10.5pt" style:font-weight-complex="bold"/>
    </style:style>
    <style:style style:name="P69"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fo:font-weight="bold" officeooo:rsid="001ed718" officeooo:paragraph-rsid="00515b5a" style:font-size-asian="10.5pt" style:font-weight-asian="bold" style:font-size-complex="10.5pt" style:font-weight-complex="bold"/>
    </style:style>
    <style:style style:name="P7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323bbe" fo:background-color="transparent" style:font-size-asian="10.5pt" style:font-size-complex="10.5pt"/>
    </style:style>
    <style:style style:name="P71" style:family="paragraph" style:parent-style-name="Table_20_Contents">
      <loext:graphic-properties draw:fill-hatch-name="hatch"/>
      <style:paragraph-properties fo:line-height="115%"/>
      <style:text-properties officeooo:rsid="00198718" officeooo:paragraph-rsid="00198718"/>
    </style:style>
    <style:style style:name="P72" style:family="paragraph" style:parent-style-name="Standard" style:list-style-name="L6">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2315a7"/>
    </style:style>
    <style:style style:name="P73" style:family="paragraph" style:parent-style-name="Standard" style:list-style-name="L6">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6b96af"/>
    </style:style>
    <style:style style:name="P74" style:family="paragraph" style:parent-style-name="Table_20_Contents" style:list-style-name="L1">
      <loext:graphic-properties draw:fill-gradient-name="gradient" draw:fill-hatch-name="hatch"/>
      <style:paragraph-properties fo:margin-top="0in" fo:margin-bottom="0.0598in" style:contextual-spacing="false" fo:line-height="115%"/>
      <style:text-properties officeooo:paragraph-rsid="0026d947"/>
    </style:style>
    <style:style style:name="P75" style:family="paragraph" style:parent-style-name="Table_20_Contents" style:list-style-name="L2">
      <loext:graphic-properties draw:fill-gradient-name="gradient" draw:fill-hatch-name="hatch"/>
      <style:paragraph-properties fo:margin-top="0in" fo:margin-bottom="0.0598in" style:contextual-spacing="false" fo:line-height="115%"/>
      <style:text-properties officeooo:paragraph-rsid="0027f251"/>
    </style:style>
    <style:style style:name="P76"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officeooo:paragraph-rsid="004e6fc5"/>
    </style:style>
    <style:style style:name="P77" style:family="paragraph" style:parent-style-name="Table_20_Contents" style:list-style-name="L5">
      <loext:graphic-properties draw:fill="solid" draw:fill-color="#ffffff" draw:fill-gradient-name="gradient" draw:fill-hatch-name="hatch"/>
      <style:paragraph-properties fo:margin-top="0in" fo:margin-bottom="0.0598in" style:contextual-spacing="false" fo:line-height="115%" fo:background-color="#ffffff" fo:padding="0in" fo:border="none" style:shadow="none"/>
      <style:text-properties officeooo:paragraph-rsid="006b96af"/>
    </style:style>
    <style:style style:name="P7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b7ac1" officeooo:paragraph-rsid="00569405" style:font-size-asian="10.5pt" style:font-size-complex="10.5pt"/>
    </style:style>
    <style:style style:name="P79"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2ddee" style:font-size-asian="10.5pt" style:font-size-complex="10.5pt"/>
    </style:style>
    <style:style style:name="P80"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65d894" style:font-size-asian="10.5pt" style:font-size-complex="10.5pt"/>
    </style:style>
    <style:style style:name="P81" style:family="paragraph" style:parent-style-name="Table_20_Contents" style:list-style-name="L9">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72cac4" style:font-size-asian="10.5pt" style:font-size-complex="10.5pt"/>
    </style:style>
    <style:style style:name="P82"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2ddee" officeooo:paragraph-rsid="0072cac4" style:font-size-asian="10.5pt" style:font-size-complex="10.5pt"/>
    </style:style>
    <style:style style:name="P83" style:family="paragraph" style:parent-style-name="Table_20_Contents" style:list-style-name="L3">
      <loext:graphic-properties draw:fill-gradient-name="gradient" draw:fill-hatch-name="hatch"/>
      <style:paragraph-properties fo:margin-top="0in" fo:margin-bottom="0.0598in" style:contextual-spacing="false" fo:line-height="115%"/>
      <style:text-properties style:font-name="Liberation Serif" fo:font-size="10.5pt" officeooo:rsid="0063a457" officeooo:paragraph-rsid="0063a457" style:font-size-asian="10.5pt" style:font-size-complex="10.5pt"/>
    </style:style>
    <style:style style:name="P84"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7513c" style:font-size-asian="10.5pt" style:font-size-complex="10.5pt"/>
    </style:style>
    <style:style style:name="P8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67513c" style:font-size-asian="10.5pt" style:font-size-complex="10.5pt"/>
    </style:style>
    <style:style style:name="P86"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68f1b0" style:font-size-asian="10.5pt" style:font-size-complex="10.5pt"/>
    </style:style>
    <style:style style:name="P8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cf116" officeooo:paragraph-rsid="00710965" style:font-size-asian="10.5pt" style:font-size-complex="10.5pt"/>
    </style:style>
    <style:style style:name="P88"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710965" style:font-size-asian="10.5pt" style:font-size-complex="10.5pt"/>
    </style:style>
    <style:style style:name="P89"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1cf116" officeooo:paragraph-rsid="0072cac4" style:font-size-asian="10.5pt" style:font-size-complex="10.5pt"/>
    </style:style>
    <style:style style:name="P90"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2125c4" officeooo:paragraph-rsid="0065d894" style:font-size-asian="10.5pt" style:font-size-complex="10.5pt"/>
    </style:style>
    <style:style style:name="P91"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67513c" officeooo:paragraph-rsid="0067513c" style:font-size-asian="10.5pt" style:font-size-complex="10.5pt"/>
    </style:style>
    <style:style style:name="P92"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officeooo:rsid="001ed718" officeooo:paragraph-rsid="00515b5a" style:font-size-asian="10.5pt" style:font-size-complex="10.5pt"/>
    </style:style>
    <style:style style:name="P93"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ed718" officeooo:paragraph-rsid="00515b5a" style:font-size-asian="10.5pt" style:font-size-complex="10.5pt"/>
    </style:style>
    <style:style style:name="P94"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1ed718" officeooo:paragraph-rsid="0072cac4" style:font-size-asian="10.5pt" style:font-size-complex="10.5pt"/>
    </style:style>
    <style:style style:name="P95" style:family="paragraph" style:parent-style-name="Table_20_Contents">
      <loext:graphic-properties draw:fill-gradient-name="gradient" draw:fill-hatch-name="hatch"/>
      <style:paragraph-properties fo:margin-top="0in" fo:margin-bottom="0.0598in" style:contextual-spacing="false" fo:line-height="115%"/>
      <style:text-properties style:font-name="Liberation Serif" fo:font-size="10.5pt" officeooo:rsid="00710965" officeooo:paragraph-rsid="00710965" style:font-size-asian="10.5pt" style:font-size-complex="10.5pt"/>
    </style:style>
    <style:style style:name="P9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620210" officeooo:paragraph-rsid="00710965" style:font-size-asian="10.5pt" style:font-size-complex="10.5pt"/>
    </style:style>
    <style:style style:name="P97"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paragraph-rsid="00710965" style:font-size-asian="10.5pt" style:font-size-complex="10.5pt"/>
    </style:style>
    <style:style style:name="P9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style:font-name="Liberation Serif" fo:font-size="10.5pt" officeooo:rsid="0072cac4" officeooo:paragraph-rsid="0072cac4" style:font-size-asian="10.5pt" style:font-size-complex="10.5pt"/>
    </style:style>
    <style:style style:name="P99"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2512ed" officeooo:paragraph-rsid="00515b5a" style:font-size-asian="10.5pt" style:font-weight-asian="bold" style:font-size-complex="10.5pt" style:font-weight-complex="bold"/>
    </style:style>
    <style:style style:name="P100"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67513c" style:font-size-asian="10.5pt" style:font-weight-asian="bold" style:font-size-complex="10.5pt" style:font-weight-complex="bold"/>
    </style:style>
    <style:style style:name="P101"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style:font-name="Liberation Serif" fo:font-size="10.5pt" fo:font-weight="bold" officeooo:rsid="001ed718" officeooo:paragraph-rsid="00731991" style:font-size-asian="10.5pt" style:font-weight-asian="bold" style:font-size-complex="10.5pt" style:font-weight-complex="bold"/>
    </style:style>
    <style:style style:name="P102"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1ed718" style:font-size-asian="10.5pt" style:font-size-complex="10.5pt"/>
    </style:style>
    <style:style style:name="P103"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549b4f" style:font-size-asian="10.5pt" style:font-size-complex="10.5pt"/>
    </style:style>
    <style:style style:name="P104"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1ed718" officeooo:paragraph-rsid="0076bd65" style:font-size-asian="10.5pt" style:font-size-complex="10.5pt"/>
    </style:style>
    <style:style style:name="P10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72cac4" style:font-size-asian="10.5pt" style:font-size-complex="10.5pt"/>
    </style:style>
    <style:style style:name="P10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1ed718" officeooo:paragraph-rsid="0076bd65" style:font-size-asian="10.5pt" style:font-size-complex="10.5pt"/>
    </style:style>
    <style:style style:name="P107" style:family="paragraph" style:parent-style-name="Table_20_Contents">
      <loext:graphic-properties draw:fill-gradient-name="gradient" draw:fill-hatch-name="hatch"/>
      <style:paragraph-properties fo:margin-left="0.4925in" fo:margin-right="0in" fo:margin-top="0in" fo:margin-bottom="0.0598in" style:contextual-spacing="false" fo:line-height="115%" fo:text-indent="0in" style:auto-text-indent="false"/>
      <style:text-properties fo:font-size="10.5pt" officeooo:rsid="001ed718" officeooo:paragraph-rsid="00515b5a" style:font-size-asian="10.5pt" style:font-size-complex="10.5pt"/>
    </style:style>
    <style:style style:name="P108"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549b4f" officeooo:paragraph-rsid="0061ee11" style:font-size-asian="10.5pt" style:font-size-complex="10.5pt"/>
    </style:style>
    <style:style style:name="P109" style:family="paragraph" style:parent-style-name="Table_20_Contents" style:list-style-name="L4">
      <loext:graphic-properties draw:fill-gradient-name="gradient" draw:fill-hatch-name="hatch"/>
      <style:paragraph-properties fo:margin-top="0in" fo:margin-bottom="0.0598in" style:contextual-spacing="false" fo:line-height="115%"/>
      <style:text-properties fo:font-size="10.5pt" officeooo:rsid="00549b4f" officeooo:paragraph-rsid="0076bd65" style:font-size-asian="10.5pt" style:font-size-complex="10.5pt"/>
    </style:style>
    <style:style style:name="P110"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fo:font-size="10.5pt" officeooo:rsid="00244ba6" officeooo:paragraph-rsid="004e6fc5" style:font-size-asian="10.5pt" style:font-size-complex="10.5pt"/>
    </style:style>
    <style:style style:name="P11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44ba6" officeooo:paragraph-rsid="006d3ecc" style:font-size-asian="10.5pt" style:font-size-complex="10.5pt"/>
    </style:style>
    <style:style style:name="P11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44ba6" officeooo:paragraph-rsid="00244ba6" style:font-size-asian="10.5pt" style:font-size-complex="10.5pt"/>
    </style:style>
    <style:style style:name="P11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2b28fb" style:font-size-asian="10.5pt" style:font-size-complex="10.5pt"/>
    </style:style>
    <style:style style:name="P11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76bd65" style:font-size-asian="10.5pt" style:font-size-complex="10.5pt"/>
    </style:style>
    <style:style style:name="P115"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5d894" officeooo:paragraph-rsid="0065d894" style:font-size-asian="10.5pt" style:font-size-complex="10.5pt"/>
    </style:style>
    <style:style style:name="P116"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0c9ef" officeooo:paragraph-rsid="0065d894" style:font-size-asian="10.5pt" style:font-size-complex="10.5pt"/>
    </style:style>
    <style:style style:name="P11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5d894" style:font-size-asian="10.5pt" style:font-size-complex="10.5pt"/>
    </style:style>
    <style:style style:name="P11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7513c" style:font-size-asian="10.5pt" style:font-size-complex="10.5pt"/>
    </style:style>
    <style:style style:name="P11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6d3ecc" style:font-size-asian="10.5pt" style:font-size-complex="10.5pt"/>
    </style:style>
    <style:style style:name="P12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8743c" officeooo:paragraph-rsid="004fb25b" style:font-size-asian="10.5pt" style:font-size-complex="10.5pt"/>
    </style:style>
    <style:style style:name="P12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7513c" officeooo:paragraph-rsid="0067513c" style:font-size-asian="10.5pt" style:font-size-complex="10.5pt"/>
    </style:style>
    <style:style style:name="P12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6a276" officeooo:paragraph-rsid="0067513c" style:font-size-asian="10.5pt" style:font-size-complex="10.5pt"/>
    </style:style>
    <style:style style:name="P12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67513c" style:font-size-asian="10.5pt" style:font-size-complex="10.5pt"/>
    </style:style>
    <style:style style:name="P12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125c4" officeooo:paragraph-rsid="006d3ecc" style:font-size-asian="10.5pt" style:font-size-complex="10.5pt"/>
    </style:style>
    <style:style style:name="P125"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1cf116" officeooo:paragraph-rsid="0067513c" style:font-size-asian="10.5pt" style:font-size-complex="10.5pt"/>
    </style:style>
    <style:style style:name="P12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6d3ecc" style:font-size-asian="10.5pt" style:font-size-complex="10.5pt"/>
    </style:style>
    <style:style style:name="P12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710965" style:font-size-asian="10.5pt" style:font-size-complex="10.5pt"/>
    </style:style>
    <style:style style:name="P128"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paragraph-rsid="00710965" style:font-size-asian="10.5pt" style:font-size-complex="10.5pt"/>
    </style:style>
    <style:style style:name="P12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paragraph-rsid="0072cac4" style:font-size-asian="10.5pt" style:font-size-complex="10.5pt"/>
    </style:style>
    <style:style style:name="P130" style:family="paragraph" style:parent-style-name="Table_20_Contents">
      <loext:graphic-properties draw:fill-gradient-name="Gradient_20_1" draw:fill-hatch-name="hatch"/>
      <style:paragraph-properties fo:margin-top="0.0598in" fo:margin-bottom="0.0598in" style:contextual-spacing="false" fo:line-height="115%"/>
      <style:text-properties fo:font-size="10.5pt" officeooo:paragraph-rsid="0072cac4" style:font-size-asian="10.5pt" style:font-size-complex="10.5pt"/>
    </style:style>
    <style:style style:name="P131"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f2e67" officeooo:paragraph-rsid="006f2e67" style:font-size-asian="10.5pt" style:font-size-complex="10.5pt"/>
    </style:style>
    <style:style style:name="P132"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d3ecc" officeooo:paragraph-rsid="006f2e67" style:font-size-asian="10.5pt" style:font-size-complex="10.5pt"/>
    </style:style>
    <style:style style:name="P133"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70a03a" officeooo:paragraph-rsid="0070a03a" style:font-size-asian="10.5pt" style:font-size-complex="10.5pt"/>
    </style:style>
    <style:style style:name="P134"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39fe6a" officeooo:paragraph-rsid="0039fe6a" style:font-size-asian="10.5pt" style:font-size-complex="10.5pt"/>
    </style:style>
    <style:style style:name="P135" style:family="paragraph" style:parent-style-name="Table_20_Contents" style:list-style-name="L8">
      <loext:graphic-properties draw:fill-gradient-name="gradient" draw:fill-hatch-name="hatch"/>
      <style:paragraph-properties fo:margin-top="0in" fo:margin-bottom="0.0598in" style:contextual-spacing="false" fo:line-height="115%"/>
      <style:text-properties fo:font-size="10.5pt" officeooo:rsid="0072cac4" officeooo:paragraph-rsid="0073026f" style:font-size-asian="10.5pt" style:font-size-complex="10.5pt"/>
    </style:style>
    <style:style style:name="P136" style:family="paragraph" style:parent-style-name="Table_20_Contents">
      <loext:graphic-properties draw:fill-gradient-name="gradient" draw:fill-hatch-name="hatch"/>
      <style:paragraph-properties fo:margin-left="0in" fo:margin-right="0in" fo:margin-top="0in" fo:margin-bottom="0.0598in" style:contextual-spacing="false" fo:line-height="115%" fo:text-indent="0in" style:auto-text-indent="false"/>
      <style:text-properties fo:font-size="10.5pt" officeooo:rsid="0073026f" officeooo:paragraph-rsid="0073026f" style:font-size-asian="10.5pt" style:font-size-complex="10.5pt"/>
    </style:style>
    <style:style style:name="P137"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4de343" officeooo:paragraph-rsid="0074889e" style:font-size-asian="10.5pt" style:font-size-complex="10.5pt"/>
    </style:style>
    <style:style style:name="P138"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2b28fb" officeooo:paragraph-rsid="002b28fb" fo:background-color="transparent" style:font-size-asian="10.5pt" style:font-size-complex="10.5pt"/>
    </style:style>
    <style:style style:name="P139"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65d894" officeooo:paragraph-rsid="0065d894" fo:background-color="transparent" style:font-size-asian="10.5pt" style:font-size-complex="10.5pt"/>
    </style:style>
    <style:style style:name="P140" style:family="paragraph" style:parent-style-name="Table_20_Contents">
      <loext:graphic-properties draw:fill-gradient-name="gradient" draw:fill-hatch-name="hatch"/>
      <style:paragraph-properties fo:margin-top="0in" fo:margin-bottom="0.0598in" style:contextual-spacing="false" fo:line-height="115%"/>
      <style:text-properties fo:font-size="10.5pt" officeooo:rsid="0076bd65" officeooo:paragraph-rsid="0076bd65" fo:background-color="transparent" style:font-size-asian="10.5pt" style:font-size-complex="10.5pt"/>
    </style:style>
    <style:style style:name="P141" style:family="paragraph" style:parent-style-name="Table_20_Contents">
      <loext:graphic-properties draw:fill-gradient-name="gradient" draw:fill-hatch-name="hatch"/>
      <style:paragraph-properties fo:margin-top="0in" fo:margin-bottom="0.0598in" style:contextual-spacing="false" fo:line-height="115%"/>
      <style:text-properties fo:font-size="10.5pt" fo:font-weight="normal" officeooo:rsid="0072cac4" officeooo:paragraph-rsid="0072cac4" style:font-size-asian="10.5pt" style:font-weight-asian="normal" style:font-size-complex="10.5pt" style:font-weight-complex="normal"/>
    </style:style>
    <style:style style:name="P142" style:family="paragraph" style:parent-style-name="Table_20_Contents" style:list-style-name="L8">
      <loext:graphic-properties draw:fill-gradient-name="gradient" draw:fill-hatch-name="hatch"/>
      <style:paragraph-properties fo:margin-top="0in" fo:margin-bottom="0.0598in" style:contextual-spacing="false" fo:line-height="115%"/>
      <style:text-properties fo:font-size="10.5pt" fo:font-weight="normal" officeooo:rsid="0072cac4" officeooo:paragraph-rsid="0072cac4" style:font-size-asian="10.5pt" style:font-weight-asian="normal" style:font-size-complex="10.5pt" style:font-weight-complex="normal"/>
    </style:style>
    <style:style style:name="P143" style:family="paragraph" style:parent-style-name="Table_20_Contents" style:list-style-name="L7">
      <loext:graphic-properties draw:fill-gradient-name="gradient" draw:fill-hatch-name="hatch"/>
      <style:paragraph-properties fo:margin-top="0in" fo:margin-bottom="0.0598in" style:contextual-spacing="false" fo:line-height="115%"/>
      <style:text-properties officeooo:rsid="006d3ecc" officeooo:paragraph-rsid="006f2e67"/>
    </style:style>
    <style:style style:name="T1" style:family="text">
      <style:text-properties fo:font-size="10.5pt" fo:font-style="italic" style:font-size-asian="10.5pt" style:font-style-asian="italic" style:font-size-complex="10.5pt" style:font-style-complex="italic"/>
    </style:style>
    <style:style style:name="T2" style:family="text">
      <style:text-properties fo:font-size="10.5pt" style:font-size-asian="10.5pt" style:font-size-complex="10.5pt"/>
    </style:style>
    <style:style style:name="T3" style:family="text">
      <style:text-properties fo:font-size="10.5pt" officeooo:rsid="00244ba6" style:font-size-asian="10.5pt" style:font-size-complex="10.5pt"/>
    </style:style>
    <style:style style:name="T4" style:family="text">
      <style:text-properties fo:font-size="10.5pt" officeooo:rsid="0038743c" style:font-size-asian="10.5pt" style:font-size-complex="10.5pt"/>
    </style:style>
    <style:style style:name="T5" style:family="text">
      <style:text-properties fo:font-size="10.5pt" officeooo:rsid="006d3ecc" style:font-size-asian="10.5pt" style:font-size-complex="10.5pt"/>
    </style:style>
    <style:style style:name="T6" style:family="text">
      <style:text-properties fo:font-size="10.5pt" officeooo:rsid="006f2e67" style:font-size-asian="10.5pt" style:font-size-complex="10.5pt"/>
    </style:style>
    <style:style style:name="T7" style:family="text">
      <style:text-properties fo:font-size="10.5pt" officeooo:rsid="00765a16" style:font-size-asian="10.5pt" style:font-size-complex="10.5pt"/>
    </style:style>
    <style:style style:name="T8" style:family="text">
      <style:text-properties officeooo:rsid="00198718"/>
    </style:style>
    <style:style style:name="T9" style:family="text">
      <style:text-properties fo:font-weight="bold" style:font-weight-asian="bold" style:font-weight-complex="bold"/>
    </style:style>
    <style:style style:name="T10" style:family="text">
      <style:text-properties fo:font-weight="bold" officeooo:rsid="0027f251" style:font-weight-asian="bold" style:font-weight-complex="bold"/>
    </style:style>
    <style:style style:name="T11" style:family="text">
      <style:text-properties fo:font-weight="bold" officeooo:rsid="003af763" style:font-weight-asian="bold" style:font-weight-complex="bold"/>
    </style:style>
    <style:style style:name="T12" style:family="text">
      <style:text-properties fo:font-weight="bold" officeooo:rsid="004fb25b" style:font-weight-asian="bold" style:font-weight-complex="bold"/>
    </style:style>
    <style:style style:name="T13" style:family="text">
      <style:text-properties fo:font-weight="bold" officeooo:rsid="0049d7f3" style:font-weight-asian="bold" style:font-weight-complex="bold"/>
    </style:style>
    <style:style style:name="T14" style:family="text">
      <style:text-properties fo:font-weight="bold" officeooo:rsid="001b7ac1" style:font-weight-asian="bold" style:font-weight-complex="bold"/>
    </style:style>
    <style:style style:name="T15" style:family="text">
      <style:text-properties fo:font-weight="bold" officeooo:rsid="00549b4f" style:font-weight-asian="bold" style:font-weight-complex="bold"/>
    </style:style>
    <style:style style:name="T16" style:family="text">
      <style:text-properties fo:font-weight="bold" officeooo:rsid="0067513c" style:font-weight-asian="bold" style:font-weight-complex="bold"/>
    </style:style>
    <style:style style:name="T17" style:family="text">
      <style:text-properties fo:font-weight="bold" officeooo:rsid="005b5374" style:font-weight-asian="bold" style:font-weight-complex="bold"/>
    </style:style>
    <style:style style:name="T18" style:family="text">
      <style:text-properties fo:font-weight="bold" officeooo:rsid="0072cac4" style:font-weight-asian="bold" style:font-weight-complex="bold"/>
    </style:style>
    <style:style style:name="T19" style:family="text">
      <style:text-properties fo:font-weight="bold" officeooo:rsid="0076bd65" style:font-weight-asian="bold" style:font-weight-complex="bold"/>
    </style:style>
    <style:style style:name="T20" style:family="text">
      <style:text-properties fo:color="#000000" loext:opacity="100%" style:font-name="Liberation Serif" fo:font-size="10.5pt" fo:font-style="normal" fo:font-weight="bold" style:font-size-asian="10.5pt" style:font-style-asian="normal" style:font-weight-asian="bold" style:font-size-complex="10.5pt" style:font-weight-complex="bold"/>
    </style:style>
    <style:style style:name="T21" style:family="text">
      <style:text-properties fo:color="#000000" loext:opacity="100%" style:font-name="Liberation Serif" fo:font-size="10.5pt" fo:font-style="normal" fo:font-weight="normal" style:font-size-asian="10.5pt" style:font-style-asian="normal" style:font-weight-asian="normal" style:font-size-complex="10.5pt" style:font-weight-complex="normal"/>
    </style:style>
    <style:style style:name="T22" style:family="text">
      <style:text-properties fo:color="#000000" loext:opacity="100%" style:font-name="Liberation Serif" fo:font-size="10.5pt" fo:font-style="normal" fo:font-weight="normal" officeooo:rsid="0027f251" style:font-size-asian="10.5pt" style:font-style-asian="normal" style:font-weight-asian="normal" style:font-size-complex="10.5pt" style:font-weight-complex="normal"/>
    </style:style>
    <style:style style:name="T23" style:family="text">
      <style:text-properties fo:color="#000000" loext:opacity="100%" style:font-name="Liberation Serif" fo:font-size="10.5pt" fo:font-style="normal" fo:font-weight="normal" officeooo:rsid="00198718" style:font-size-asian="10.5pt" style:font-style-asian="normal" style:font-weight-asian="normal" style:font-size-complex="10.5pt"/>
    </style:style>
    <style:style style:name="T24" style:family="text">
      <style:text-properties officeooo:rsid="001b7ac1"/>
    </style:style>
    <style:style style:name="T25" style:family="text">
      <style:text-properties officeooo:rsid="001cf116"/>
    </style:style>
    <style:style style:name="T26" style:family="text">
      <style:text-properties officeooo:rsid="001e82cf"/>
    </style:style>
    <style:style style:name="T27" style:family="text">
      <style:text-properties officeooo:rsid="001ed718"/>
    </style:style>
    <style:style style:name="T28" style:family="text">
      <style:text-properties fo:color="#080808" loext:opacity="100%" fo:font-style="normal" fo:font-weight="normal" style:font-style-asian="normal" style:font-weight-asian="normal" style:font-weight-complex="bold"/>
    </style:style>
    <style:style style:name="T29" style:family="text">
      <style:text-properties fo:color="#080808" loext:opacity="100%" fo:font-style="normal" fo:font-weight="normal" officeooo:rsid="001ed718" style:font-style-asian="normal" style:font-weight-asian="normal" style:font-weight-complex="bold"/>
    </style:style>
    <style:style style:name="T30" style:family="text">
      <style:text-properties fo:color="#080808" loext:opacity="100%" fo:font-style="normal" fo:font-weight="normal" officeooo:rsid="006f2e67" style:font-style-asian="normal" style:font-weight-asian="normal" style:font-weight-complex="bold"/>
    </style:style>
    <style:style style:name="T31" style:family="text">
      <style:text-properties fo:color="#080808" loext:opacity="100%" fo:font-style="normal" fo:font-weight="normal" officeooo:rsid="0072cac4" style:font-style-asian="normal" style:font-weight-asian="normal" style:font-weight-complex="bold"/>
    </style:style>
    <style:style style:name="T32" style:family="text">
      <style:text-properties fo:color="#080808" loext:opacity="100%" fo:font-style="normal" fo:font-weight="normal" officeooo:rsid="002315a7" style:font-style-asian="normal" style:font-weight-asian="normal" style:font-weight-complex="bold"/>
    </style:style>
    <style:style style:name="T33" style:family="text">
      <style:text-properties fo:color="#080808" loext:opacity="100%" fo:font-style="normal" fo:font-weight="normal" officeooo:rsid="0038743c" style:font-style-asian="normal" style:font-weight-asian="normal" style:font-weight-complex="bold"/>
    </style:style>
    <style:style style:name="T34" style:family="text">
      <style:text-properties fo:color="#080808" loext:opacity="100%" fo:font-style="normal" fo:font-weight="normal" officeooo:rsid="002512ed" style:font-style-asian="normal" style:font-weight-asian="normal" style:font-weight-complex="bold"/>
    </style:style>
    <style:style style:name="T35" style:family="text">
      <style:text-properties fo:color="#080808" loext:opacity="100%" fo:font-style="normal" fo:font-weight="normal" style:font-style-asian="normal" style:font-weight-asian="normal" style:font-weight-complex="normal"/>
    </style:style>
    <style:style style:name="T36" style:family="text">
      <style:text-properties fo:color="#080808" loext:opacity="100%" fo:font-style="normal" fo:font-weight="normal" officeooo:rsid="001cf116" style:font-style-asian="normal" style:font-weight-asian="normal" style:font-weight-complex="normal"/>
    </style:style>
    <style:style style:name="T37" style:family="text">
      <style:text-properties fo:color="#080808" loext:opacity="100%" fo:font-style="normal" fo:font-weight="normal" officeooo:rsid="0038743c" style:font-style-asian="normal" style:font-weight-asian="normal" style:font-weight-complex="normal"/>
    </style:style>
    <style:style style:name="T38" style:family="text">
      <style:text-properties fo:color="#080808" loext:opacity="100%" fo:font-style="normal" fo:font-weight="normal" officeooo:rsid="0026d947" style:font-style-asian="normal" style:font-weight-asian="normal" style:font-weight-complex="normal"/>
    </style:style>
    <style:style style:name="T39" style:family="text">
      <style:text-properties fo:color="#080808" loext:opacity="100%" fo:font-style="normal" fo:font-weight="bold" officeooo:rsid="001ed718" style:font-style-asian="normal" style:font-weight-asian="bold" style:font-weight-complex="bold"/>
    </style:style>
    <style:style style:name="T40" style:family="text">
      <style:text-properties fo:color="#080808" loext:opacity="100%" fo:font-style="normal" fo:font-weight="bold" officeooo:rsid="001cf116" style:font-style-asian="normal" style:font-weight-asian="bold" style:font-weight-complex="bold"/>
    </style:style>
    <style:style style:name="T41" style:family="text">
      <style:text-properties fo:color="#080808" loext:opacity="100%" style:font-name="Liberation Serif" fo:font-size="10.5pt" fo:font-style="normal" fo:font-weight="normal" officeooo:rsid="002315a7" style:font-size-asian="10.5pt" style:font-style-asian="normal" style:font-weight-asian="normal" style:font-size-complex="10.5pt"/>
    </style:style>
    <style:style style:name="T42" style:family="text">
      <style:text-properties fo:color="#080808" loext:opacity="100%" style:font-name="Liberation Serif" fo:font-size="10.5pt" fo:font-style="normal" fo:font-weight="normal" officeooo:rsid="0038743c" style:font-size-asian="10.5pt" style:font-style-asian="normal" style:font-weight-asian="normal" style:font-size-complex="10.5pt"/>
    </style:style>
    <style:style style:name="T43" style:family="text">
      <style:text-properties fo:color="#080808" loext:opacity="100%" style:font-name="Liberation Serif" fo:font-size="10.5pt" fo:font-style="normal" fo:font-weight="normal" officeooo:rsid="001ed718" style:font-size-asian="10.5pt" style:font-style-asian="normal" style:font-weight-asian="normal" style:font-size-complex="10.5pt"/>
    </style:style>
    <style:style style:name="T44" style:family="text">
      <style:text-properties fo:color="#080808" loext:opacity="100%" style:font-name="Liberation Serif" fo:font-size="10.5pt" fo:font-style="normal" fo:font-weight="normal" officeooo:rsid="001cf116" style:font-size-asian="10.5pt" style:font-style-asian="normal" style:font-weight-asian="normal" style:font-size-complex="10.5pt" style:font-weight-complex="normal"/>
    </style:style>
    <style:style style:name="T45" style:family="text">
      <style:text-properties fo:color="#080808" loext:opacity="100%" style:font-name="Liberation Serif" fo:font-size="10.5pt" fo:font-style="normal" fo:font-weight="normal" officeooo:rsid="0038743c" style:font-size-asian="10.5pt" style:font-style-asian="normal" style:font-weight-asian="normal" style:font-size-complex="10.5pt" style:font-weight-complex="normal"/>
    </style:style>
    <style:style style:name="T46" style:family="text">
      <style:text-properties fo:color="#080808" loext:opacity="100%" style:font-name="Liberation Serif" fo:font-size="10.5pt" fo:font-style="normal" fo:font-weight="normal" officeooo:rsid="0026d947" style:font-size-asian="10.5pt" style:font-style-asian="normal" style:font-weight-asian="normal" style:font-size-complex="10.5pt" style:font-weight-complex="normal"/>
    </style:style>
    <style:style style:name="T47" style:family="text">
      <style:text-properties fo:color="#080808" loext:opacity="100%" style:font-name="Liberation Serif" fo:font-size="10.5pt" fo:font-style="normal" fo:font-weight="normal" officeooo:rsid="006923f4" style:font-size-asian="10.5pt" style:font-style-asian="normal" style:font-weight-asian="normal" style:font-size-complex="10.5pt" style:font-weight-complex="normal"/>
    </style:style>
    <style:style style:name="T48" style:family="text">
      <style:text-properties fo:color="#080808" loext:opacity="100%" style:font-name="Liberation Serif" fo:font-size="10.5pt" fo:font-style="normal" fo:font-weight="normal" officeooo:rsid="006a757d" style:font-size-asian="10.5pt" style:font-style-asian="normal" style:font-weight-asian="normal" style:font-size-complex="10.5pt" style:font-weight-complex="normal"/>
    </style:style>
    <style:style style:name="T49" style:family="text">
      <style:text-properties fo:color="#080808" loext:opacity="100%" style:font-name="Liberation Serif" fo:font-size="10.5pt" fo:font-style="normal" fo:font-weight="normal" officeooo:rsid="0068f1b0" style:font-size-asian="10.5pt" style:font-style-asian="normal" style:font-weight-asian="normal" style:font-size-complex="10.5pt" style:font-weight-complex="normal"/>
    </style:style>
    <style:style style:name="T50" style:family="text">
      <style:text-properties fo:color="#080808" loext:opacity="100%" style:font-name="Liberation Serif" fo:font-size="10.5pt" fo:font-style="normal" fo:font-weight="normal" officeooo:rsid="002315a7" style:font-size-asian="10.5pt" style:font-style-asian="normal" style:font-weight-asian="normal" style:font-size-complex="10.5pt" style:font-weight-complex="normal"/>
    </style:style>
    <style:style style:name="T51" style:family="text">
      <style:text-properties fo:color="#080808" loext:opacity="100%" style:font-name="Liberation Serif" fo:font-size="10.5pt" fo:font-style="normal" fo:font-weight="normal" officeooo:rsid="006b96af" style:font-size-asian="10.5pt" style:font-style-asian="normal" style:font-weight-asian="normal" style:font-size-complex="10.5pt" style:font-weight-complex="normal"/>
    </style:style>
    <style:style style:name="T52" style:family="text">
      <style:text-properties fo:color="#080808" loext:opacity="100%" style:font-name="Liberation Serif" fo:font-size="10.5pt" fo:font-style="normal" fo:font-weight="normal" officeooo:rsid="0072cac4" style:font-size-asian="10.5pt" style:font-style-asian="normal" style:font-weight-asian="normal" style:font-size-complex="10.5pt" style:font-weight-complex="normal"/>
    </style:style>
    <style:style style:name="T53" style:family="text">
      <style:text-properties fo:color="#080808" loext:opacity="100%" style:font-name="Liberation Serif" fo:font-size="10.5pt" fo:font-style="normal" fo:font-weight="normal" officeooo:rsid="004c051a" style:font-size-asian="10.5pt" style:font-style-asian="normal" style:font-weight-asian="normal" style:font-size-complex="10.5pt"/>
    </style:style>
    <style:style style:name="T54" style:family="text">
      <style:text-properties fo:color="#080808" loext:opacity="100%" style:font-name="Liberation Serif" fo:font-size="10.5pt" fo:font-style="normal" fo:font-weight="normal" officeooo:rsid="006923f4" style:font-size-asian="10.5pt" style:font-style-asian="normal" style:font-weight-asian="normal" style:font-size-complex="10.5pt"/>
    </style:style>
    <style:style style:name="T55" style:family="text">
      <style:text-properties fo:color="#080808" loext:opacity="100%" style:font-name="Liberation Serif" fo:font-size="10.5pt" fo:font-style="normal" fo:font-weight="normal" officeooo:rsid="001cf116" style:font-size-asian="10.5pt" style:font-style-asian="normal" style:font-weight-asian="normal" style:font-size-complex="10.5pt"/>
    </style:style>
    <style:style style:name="T56" style:family="text">
      <style:text-properties fo:color="#080808" loext:opacity="100%" style:font-name="Liberation Serif" fo:font-size="10.5pt" fo:font-style="normal" fo:font-weight="normal" officeooo:rsid="0068f1b0" style:font-size-asian="10.5pt" style:font-style-asian="normal" style:font-weight-asian="normal" style:font-size-complex="10.5pt"/>
    </style:style>
    <style:style style:name="T57" style:family="text">
      <style:text-properties fo:color="#080808" loext:opacity="100%" style:font-name="Liberation Serif" fo:font-size="10.5pt" fo:font-style="normal" fo:font-weight="normal" officeooo:rsid="006b96af" style:font-size-asian="10.5pt" style:font-style-asian="normal" style:font-weight-asian="normal" style:font-size-complex="10.5pt"/>
    </style:style>
    <style:style style:name="T58" style:family="text">
      <style:text-properties fo:color="#080808" loext:opacity="100%" style:font-name="Liberation Serif" fo:font-size="10.5pt" fo:font-style="normal" fo:font-weight="normal" officeooo:rsid="004e6fc5" style:font-size-asian="10.5pt" style:font-style-asian="normal" style:font-weight-asian="normal" style:font-size-complex="10.5pt"/>
    </style:style>
    <style:style style:name="T59" style:family="text">
      <style:text-properties fo:color="#080808" loext:opacity="100%" style:font-name="Liberation Serif" fo:font-size="10.5pt" fo:font-style="normal" fo:font-weight="normal" officeooo:rsid="00731991" style:font-size-asian="10.5pt" style:font-style-asian="normal" style:font-weight-asian="normal" style:font-size-complex="10.5pt"/>
    </style:style>
    <style:style style:name="T60" style:family="text">
      <style:text-properties fo:color="#080808" loext:opacity="100%" style:font-name="Liberation Serif" fo:font-size="10.5pt" fo:font-style="normal" fo:font-weight="normal" officeooo:rsid="0073cef9" style:font-size-asian="10.5pt" style:font-style-asian="normal" style:font-weight-asian="normal" style:font-size-complex="10.5pt"/>
    </style:style>
    <style:style style:name="T61" style:family="text">
      <style:text-properties fo:color="#080808" loext:opacity="100%" style:font-name="Liberation Serif" fo:font-size="10.5pt" fo:font-style="normal" fo:font-weight="bold" officeooo:rsid="001ed718" style:font-size-asian="10.5pt" style:font-style-asian="normal" style:font-weight-asian="bold" style:font-size-complex="10.5pt" style:font-weight-complex="bold"/>
    </style:style>
    <style:style style:name="T62" style:family="text">
      <style:text-properties fo:color="#080808" loext:opacity="100%" style:font-name="Liberation Serif" fo:font-size="10.5pt" fo:font-style="normal" fo:font-weight="bold" officeooo:rsid="001cf116" style:font-size-asian="10.5pt" style:font-style-asian="normal" style:font-weight-asian="bold" style:font-size-complex="10.5pt" style:font-weight-complex="bold"/>
    </style:style>
    <style:style style:name="T63" style:family="text">
      <style:text-properties fo:color="#080808" loext:opacity="100%" style:font-name="Liberation Serif" fo:font-size="10.5pt" fo:font-style="normal" fo:font-weight="bold" officeooo:rsid="0068f1b0" style:font-size-asian="10.5pt" style:font-style-asian="normal" style:font-weight-asian="bold" style:font-size-complex="10.5pt" style:font-weight-complex="bold"/>
    </style:style>
    <style:style style:name="T64" style:family="text">
      <style:text-properties fo:color="#080808" loext:opacity="100%" style:font-name="Liberation Serif" fo:font-size="10.5pt" fo:font-style="normal" fo:font-weight="bold" officeooo:rsid="006b96af" style:font-size-asian="10.5pt" style:font-style-asian="normal" style:font-weight-asian="bold" style:font-size-complex="10.5pt" style:font-weight-complex="bold"/>
    </style:style>
    <style:style style:name="T65" style:family="text">
      <style:text-properties fo:color="#080808" loext:opacity="100%" style:font-name="Liberation Serif" fo:font-style="normal" fo:font-weight="normal" officeooo:rsid="0068f1b0" style:font-style-asian="normal" style:font-weight-asian="normal"/>
    </style:style>
    <style:style style:name="T66" style:family="text">
      <style:text-properties fo:color="#080808" loext:opacity="100%" style:font-name="Liberation Serif" fo:font-style="normal" fo:font-weight="normal" officeooo:rsid="006f2e67" style:font-style-asian="normal" style:font-weight-asian="normal"/>
    </style:style>
    <style:style style:name="T67" style:family="text">
      <style:text-properties fo:color="#080808" loext:opacity="100%" style:font-name="Liberation Serif" fo:font-style="normal" fo:font-weight="normal" style:font-style-asian="normal" style:font-weight-asian="normal" style:font-weight-complex="bold"/>
    </style:style>
    <style:style style:name="T68" style:family="text">
      <style:text-properties fo:color="#080808" loext:opacity="100%" style:font-name="Liberation Serif" fo:font-style="normal" fo:font-weight="normal" officeooo:rsid="0070a03a" style:font-style-asian="normal" style:font-weight-asian="normal" style:font-weight-complex="bold"/>
    </style:style>
    <style:style style:name="T69" style:family="text">
      <style:text-properties fo:color="#080808" loext:opacity="100%" style:font-name="Liberation Serif" fo:font-style="normal" fo:font-weight="normal" officeooo:rsid="002b28fb" style:font-style-asian="normal" style:font-weight-asian="normal" style:font-weight-complex="bold"/>
    </style:style>
    <style:style style:name="T70" style:family="text">
      <style:text-properties fo:color="#080808" loext:opacity="100%" style:font-name="Liberation Serif" fo:font-style="normal" fo:font-weight="normal" officeooo:rsid="0065d894" style:font-style-asian="normal" style:font-weight-asian="normal" style:font-weight-complex="bold"/>
    </style:style>
    <style:style style:name="T71" style:family="text">
      <style:text-properties fo:color="#080808" loext:opacity="100%" style:font-name="Liberation Serif" fo:font-style="normal" fo:font-weight="normal" officeooo:rsid="0073026f" style:font-style-asian="normal" style:font-weight-asian="normal" style:font-weight-complex="bold"/>
    </style:style>
    <style:style style:name="T72" style:family="text">
      <style:text-properties fo:color="#080808" loext:opacity="100%" style:font-name="Liberation Serif" fo:font-style="normal" fo:font-weight="normal" style:font-style-asian="normal" style:font-weight-asian="normal" style:font-weight-complex="normal"/>
    </style:style>
    <style:style style:name="T73" style:family="text">
      <style:text-properties fo:color="#080808" loext:opacity="100%" style:font-name="Liberation Serif" fo:font-style="normal" fo:font-weight="normal" officeooo:rsid="0073026f" style:font-style-asian="normal" style:font-weight-asian="normal" style:font-weight-complex="normal"/>
    </style:style>
    <style:style style:name="T74" style:family="text">
      <style:text-properties fo:color="#080808" loext:opacity="100%" style:font-name="Liberation Serif" fo:font-style="normal" fo:font-weight="normal" officeooo:rsid="0062ddee" style:font-style-asian="normal" style:font-weight-asian="normal" style:font-weight-complex="normal"/>
    </style:style>
    <style:style style:name="T75" style:family="text">
      <style:text-properties fo:color="#080808" loext:opacity="100%" style:font-name="Liberation Serif" fo:font-style="normal" style:font-style-asian="normal"/>
    </style:style>
    <style:style style:name="T76" style:family="text">
      <style:text-properties fo:color="#080808" loext:opacity="100%" style:font-name="Liberation Serif" fo:font-style="normal" officeooo:rsid="006d3ecc" style:font-style-asian="normal"/>
    </style:style>
    <style:style style:name="T77" style:family="text">
      <style:text-properties fo:color="#080808" loext:opacity="100%" style:font-name="Liberation Serif" fo:font-style="normal" officeooo:rsid="0073026f" style:font-style-asian="normal"/>
    </style:style>
    <style:style style:name="T78" style:family="text">
      <style:text-properties fo:color="#080808" loext:opacity="100%" style:text-position="super 58%" style:font-name="Liberation Serif" fo:font-style="normal" fo:font-weight="normal" officeooo:rsid="0065d894" style:font-style-asian="normal" style:font-weight-asian="normal" style:font-weight-complex="bold"/>
    </style:style>
    <style:style style:name="T79" style:family="text">
      <style:text-properties officeooo:rsid="001fb144"/>
    </style:style>
    <style:style style:name="T80" style:family="text">
      <style:text-properties officeooo:rsid="0020c9ef"/>
    </style:style>
    <style:style style:name="T81" style:family="text">
      <style:text-properties officeooo:rsid="002125c4"/>
    </style:style>
    <style:style style:name="T82" style:family="text">
      <style:text-properties style:text-position="super 58%"/>
    </style:style>
    <style:style style:name="T83" style:family="text">
      <style:text-properties style:text-position="super 58%" officeooo:rsid="002125c4"/>
    </style:style>
    <style:style style:name="T84" style:family="text">
      <style:text-properties officeooo:rsid="00244ba6"/>
    </style:style>
    <style:style style:name="T85" style:family="text">
      <style:text-properties officeooo:rsid="0027f251"/>
    </style:style>
    <style:style style:name="T86" style:family="text">
      <style:text-properties fo:font-weight="normal" style:font-weight-asian="normal" style:font-weight-complex="normal"/>
    </style:style>
    <style:style style:name="T87" style:family="text">
      <style:text-properties fo:font-weight="normal" officeooo:rsid="0027f251" style:font-weight-asian="normal" style:font-weight-complex="normal"/>
    </style:style>
    <style:style style:name="T88" style:family="text">
      <style:text-properties fo:font-weight="normal" officeooo:rsid="003c62c9" style:font-weight-asian="normal" style:font-weight-complex="normal"/>
    </style:style>
    <style:style style:name="T89" style:family="text">
      <style:text-properties fo:font-weight="normal" officeooo:rsid="00549b4f" style:font-weight-asian="normal" style:font-weight-complex="normal"/>
    </style:style>
    <style:style style:name="T90" style:family="text">
      <style:text-properties fo:font-weight="normal" officeooo:rsid="00731991" style:font-weight-asian="normal" style:font-weight-complex="normal"/>
    </style:style>
    <style:style style:name="T91" style:family="text">
      <style:text-properties fo:font-weight="normal" officeooo:rsid="0076bd65" style:font-weight-asian="normal" style:font-weight-complex="normal"/>
    </style:style>
    <style:style style:name="T92" style:family="text">
      <style:text-properties officeooo:rsid="0029af4b"/>
    </style:style>
    <style:style style:name="T93" style:family="text">
      <style:text-properties officeooo:rsid="002b28fb"/>
    </style:style>
    <style:style style:name="T94" style:family="text">
      <style:text-properties officeooo:rsid="002c7177"/>
    </style:style>
    <style:style style:name="T95" style:family="text">
      <style:text-properties officeooo:rsid="00305365"/>
    </style:style>
    <style:style style:name="T96" style:family="text">
      <style:text-properties style:font-name="Liberation Serif"/>
    </style:style>
    <style:style style:name="T97" style:family="text">
      <style:text-properties style:font-name="Liberation Serif" officeooo:rsid="0029af4b"/>
    </style:style>
    <style:style style:name="T98" style:family="text">
      <style:text-properties style:font-name="Liberation Serif" fo:font-size="10.5pt" officeooo:rsid="002512ed" style:font-size-asian="10.5pt" style:font-size-complex="10.5pt"/>
    </style:style>
    <style:style style:name="T99" style:family="text">
      <style:text-properties style:font-name="Liberation Serif" fo:font-size="10.5pt" officeooo:rsid="0026d947" style:font-size-asian="10.5pt" style:font-size-complex="10.5pt"/>
    </style:style>
    <style:style style:name="T100" style:family="text">
      <style:text-properties style:font-name="Liberation Serif" fo:font-size="10.5pt" officeooo:rsid="00198718" style:font-size-asian="10.5pt" style:font-size-complex="10.5pt"/>
    </style:style>
    <style:style style:name="T101" style:family="text">
      <style:text-properties style:font-name="Liberation Serif" fo:font-size="10.5pt" officeooo:rsid="0072cac4" style:font-size-asian="10.5pt" style:font-size-complex="10.5pt"/>
    </style:style>
    <style:style style:name="T102" style:family="text">
      <style:text-properties style:font-name="Liberation Serif" fo:font-size="10.5pt" fo:font-weight="bold" style:font-size-asian="10.5pt" style:font-weight-asian="bold" style:font-size-complex="10.5pt" style:font-weight-complex="bold"/>
    </style:style>
    <style:style style:name="T103" style:family="text">
      <style:text-properties style:font-name="Liberation Serif" fo:font-size="10.5pt" fo:font-weight="bold" officeooo:rsid="002c7177" style:font-size-asian="10.5pt" style:font-weight-asian="bold" style:font-size-complex="10.5pt" style:font-weight-complex="bold"/>
    </style:style>
    <style:style style:name="T104" style:family="text">
      <style:text-properties style:font-name="Liberation Serif" fo:font-size="10.5pt" fo:font-weight="bold" officeooo:rsid="0026d947" style:font-size-asian="10.5pt" style:font-weight-asian="bold" style:font-size-complex="10.5pt" style:font-weight-complex="bold"/>
    </style:style>
    <style:style style:name="T105" style:family="text">
      <style:text-properties style:font-name="Liberation Serif" fo:font-size="10.5pt" fo:font-weight="bold" officeooo:rsid="00198718" style:font-size-asian="10.5pt" style:font-weight-asian="bold" style:font-size-complex="10.5pt" style:font-weight-complex="bold"/>
    </style:style>
    <style:style style:name="T106" style:family="text">
      <style:text-properties style:font-name="Liberation Serif" fo:font-size="10.5pt" fo:font-weight="normal" officeooo:rsid="0026d947" style:font-size-asian="10.5pt" style:font-weight-asian="normal" style:font-size-complex="10.5pt" style:font-weight-complex="normal"/>
    </style:style>
    <style:style style:name="T107" style:family="text">
      <style:text-properties style:font-name="Liberation Serif" officeooo:rsid="0039fe6a"/>
    </style:style>
    <style:style style:name="T108" style:family="text">
      <style:text-properties style:font-name="Liberation Serif" officeooo:rsid="001b7ac1"/>
    </style:style>
    <style:style style:name="T109" style:family="text">
      <style:text-properties style:font-name="Liberation Serif" officeooo:rsid="003e5246"/>
    </style:style>
    <style:style style:name="T110" style:family="text">
      <style:text-properties style:font-name="Liberation Serif" officeooo:rsid="00305365"/>
    </style:style>
    <style:style style:name="T111" style:family="text">
      <style:text-properties style:font-name="Liberation Serif" officeooo:rsid="004636be"/>
    </style:style>
    <style:style style:name="T112" style:family="text">
      <style:text-properties style:font-name="Liberation Serif" officeooo:rsid="001cf116"/>
    </style:style>
    <style:style style:name="T113" style:family="text">
      <style:text-properties style:font-name="Liberation Serif" officeooo:rsid="002512ed"/>
    </style:style>
    <style:style style:name="T114" style:family="text">
      <style:text-properties style:font-name="Liberation Serif" officeooo:rsid="005a34e4"/>
    </style:style>
    <style:style style:name="T115" style:family="text">
      <style:text-properties style:font-name="Liberation Serif" officeooo:rsid="005ae3d4"/>
    </style:style>
    <style:style style:name="T116" style:family="text">
      <style:text-properties style:font-name="Liberation Serif" officeooo:rsid="005d6f98"/>
    </style:style>
    <style:style style:name="T117" style:family="text">
      <style:text-properties style:font-name="Liberation Serif" officeooo:rsid="00620210"/>
    </style:style>
    <style:style style:name="T118" style:family="text">
      <style:text-properties style:font-name="Liberation Serif" officeooo:rsid="00624bdf"/>
    </style:style>
    <style:style style:name="T119" style:family="text">
      <style:text-properties style:font-name="Liberation Serif" officeooo:rsid="0067513c"/>
    </style:style>
    <style:style style:name="T120" style:family="text">
      <style:text-properties style:font-name="Liberation Serif" officeooo:rsid="006d3ecc"/>
    </style:style>
    <style:style style:name="T121" style:family="text">
      <style:text-properties style:font-name="Liberation Serif" fo:font-weight="bold" officeooo:rsid="001ed718" style:font-weight-asian="bold" style:font-weight-complex="bold"/>
    </style:style>
    <style:style style:name="T122" style:family="text">
      <style:text-properties style:font-name="Liberation Serif" fo:font-weight="bold" officeooo:rsid="006d3ecc" style:font-weight-asian="bold" style:font-weight-complex="bold"/>
    </style:style>
    <style:style style:name="T123" style:family="text">
      <style:text-properties style:font-name="Liberation Serif" fo:font-weight="bold" officeooo:rsid="006f2e67" style:font-weight-asian="bold" style:font-weight-complex="bold"/>
    </style:style>
    <style:style style:name="T124" style:family="text">
      <style:text-properties style:font-name="Liberation Serif" fo:font-weight="normal" officeooo:rsid="001ed718" style:font-weight-asian="normal" style:font-weight-complex="normal"/>
    </style:style>
    <style:style style:name="T125" style:family="text">
      <style:text-properties style:font-name="Liberation Serif" fo:font-weight="normal" officeooo:rsid="006d3ecc" style:font-weight-asian="normal" style:font-weight-complex="normal"/>
    </style:style>
    <style:style style:name="T126" style:family="text">
      <style:text-properties officeooo:rsid="0030727d"/>
    </style:style>
    <style:style style:name="T127" style:family="text">
      <style:text-properties officeooo:rsid="00323bbe"/>
    </style:style>
    <style:style style:name="T128" style:family="text">
      <style:text-properties officeooo:rsid="0036a276"/>
    </style:style>
    <style:style style:name="T129" style:family="text">
      <style:text-properties officeooo:rsid="0038743c"/>
    </style:style>
    <style:style style:name="T130" style:family="text">
      <style:text-properties officeooo:rsid="0039fe6a"/>
    </style:style>
    <style:style style:name="T131" style:family="text">
      <style:text-properties officeooo:rsid="003af763"/>
    </style:style>
    <style:style style:name="T132" style:family="text">
      <style:text-properties officeooo:rsid="003c62c9"/>
    </style:style>
    <style:style style:name="T133" style:family="text">
      <style:text-properties officeooo:rsid="003e5246"/>
    </style:style>
    <style:style style:name="T134" style:family="text">
      <style:text-properties fo:background-color="transparent" loext:char-shading-value="0"/>
    </style:style>
    <style:style style:name="T135" style:family="text">
      <style:text-properties officeooo:rsid="00323bbe" fo:background-color="transparent" loext:char-shading-value="0"/>
    </style:style>
    <style:style style:name="T136" style:family="text">
      <style:text-properties officeooo:rsid="0020c9ef" fo:background-color="transparent" loext:char-shading-value="0"/>
    </style:style>
    <style:style style:name="T137" style:family="text">
      <style:text-properties officeooo:rsid="00447665"/>
    </style:style>
    <style:style style:name="T138" style:family="text">
      <style:text-properties officeooo:rsid="004636be"/>
    </style:style>
    <style:style style:name="T139" style:family="text">
      <style:text-properties officeooo:rsid="00472ca3"/>
    </style:style>
    <style:style style:name="T140" style:family="text">
      <style:text-properties officeooo:rsid="0047e11e"/>
    </style:style>
    <style:style style:name="T141" style:family="text">
      <style:text-properties officeooo:rsid="0049d7f3"/>
    </style:style>
    <style:style style:name="T142" style:family="text">
      <style:text-properties officeooo:rsid="004ac138"/>
    </style:style>
    <style:style style:name="T143" style:family="text">
      <style:text-properties officeooo:rsid="004de343"/>
    </style:style>
    <style:style style:name="T144" style:family="text">
      <style:text-properties officeooo:rsid="004e6fc5"/>
    </style:style>
    <style:style style:name="T145" style:family="text">
      <style:text-properties officeooo:rsid="004fb25b"/>
    </style:style>
    <style:style style:name="T146" style:family="text">
      <style:text-properties officeooo:rsid="00515b5a"/>
    </style:style>
    <style:style style:name="T147" style:family="text">
      <style:text-properties officeooo:rsid="00537416"/>
    </style:style>
    <style:style style:name="T148" style:family="text">
      <style:text-properties officeooo:rsid="00549b4f"/>
    </style:style>
    <style:style style:name="T149" style:family="text">
      <style:text-properties officeooo:rsid="00563c57"/>
    </style:style>
    <style:style style:name="T150" style:family="text">
      <style:text-properties officeooo:rsid="00569405"/>
    </style:style>
    <style:style style:name="T151" style:family="text">
      <style:text-properties fo:font-style="normal" officeooo:rsid="00447665" style:font-style-asian="normal" style:font-style-complex="normal"/>
    </style:style>
    <style:style style:name="T152" style:family="text">
      <style:text-properties fo:font-style="normal" officeooo:rsid="0027f251" style:font-style-asian="normal" style:font-style-complex="normal"/>
    </style:style>
    <style:style style:name="T153" style:family="text">
      <style:text-properties fo:font-style="normal" officeooo:rsid="001b7ac1" style:font-style-asian="normal" style:font-style-complex="normal"/>
    </style:style>
    <style:style style:name="T154" style:family="text">
      <style:text-properties fo:font-style="normal" officeooo:rsid="00537416" style:font-style-asian="normal" style:font-style-complex="normal"/>
    </style:style>
    <style:style style:name="T155" style:family="text">
      <style:text-properties fo:font-style="normal" officeooo:rsid="001fb144" style:font-style-asian="normal" style:font-style-complex="normal"/>
    </style:style>
    <style:style style:name="T156" style:family="text">
      <style:text-properties fo:font-style="normal" officeooo:rsid="0047e11e" style:font-style-asian="normal" style:font-style-complex="normal"/>
    </style:style>
    <style:style style:name="T157" style:family="text">
      <style:text-properties fo:font-style="normal" officeooo:rsid="004ac138" style:font-style-asian="normal" style:font-style-complex="normal"/>
    </style:style>
    <style:style style:name="T158" style:family="text">
      <style:text-properties officeooo:rsid="0057d2a9"/>
    </style:style>
    <style:style style:name="T159" style:family="text">
      <style:text-properties officeooo:rsid="0058ba84"/>
    </style:style>
    <style:style style:name="T160" style:family="text">
      <style:text-properties officeooo:rsid="005a34e4"/>
    </style:style>
    <style:style style:name="T161" style:family="text">
      <style:text-properties officeooo:rsid="005ae3d4"/>
    </style:style>
    <style:style style:name="T162" style:family="text">
      <style:text-properties officeooo:rsid="005b5374"/>
    </style:style>
    <style:style style:name="T163" style:family="text">
      <style:text-properties officeooo:rsid="005be7ff"/>
    </style:style>
    <style:style style:name="T164" style:family="text">
      <style:text-properties officeooo:rsid="005d6f98"/>
    </style:style>
    <style:style style:name="T165" style:family="text">
      <style:text-properties officeooo:rsid="00611df2"/>
    </style:style>
    <style:style style:name="T166" style:family="text">
      <style:text-properties officeooo:rsid="0061ee11"/>
    </style:style>
    <style:style style:name="T167" style:family="text">
      <style:text-properties officeooo:rsid="00620210"/>
    </style:style>
    <style:style style:name="T168" style:family="text">
      <style:text-properties officeooo:rsid="00624bdf"/>
    </style:style>
    <style:style style:name="T169" style:family="text">
      <style:text-properties officeooo:rsid="0063a457"/>
    </style:style>
    <style:style style:name="T170" style:family="text">
      <style:text-properties officeooo:rsid="0063bd64"/>
    </style:style>
    <style:style style:name="T171" style:family="text">
      <style:text-properties officeooo:rsid="00649767"/>
    </style:style>
    <style:style style:name="T172" style:family="text">
      <style:text-properties officeooo:rsid="0065d894"/>
    </style:style>
    <style:style style:name="T173" style:family="text">
      <style:text-properties style:text-position="0% 100%"/>
    </style:style>
    <style:style style:name="T174" style:family="text">
      <style:text-properties officeooo:rsid="0067513c"/>
    </style:style>
    <style:style style:name="T175" style:family="text">
      <style:text-properties officeooo:rsid="0068f1b0"/>
    </style:style>
    <style:style style:name="T176" style:family="text">
      <style:text-properties officeooo:rsid="006d3ecc"/>
    </style:style>
    <style:style style:name="T177" style:family="text">
      <style:text-properties officeooo:rsid="006f2e67"/>
    </style:style>
    <style:style style:name="T178" style:family="text">
      <style:text-properties officeooo:rsid="0070a03a"/>
    </style:style>
    <style:style style:name="T179" style:family="text">
      <style:text-properties officeooo:rsid="00710965"/>
    </style:style>
    <style:style style:name="T180" style:family="text">
      <style:text-properties officeooo:rsid="0072cac4"/>
    </style:style>
    <style:style style:name="T181" style:family="text">
      <style:text-properties officeooo:rsid="0074889e"/>
    </style:style>
    <style:style style:name="T182" style:family="text">
      <style:text-properties officeooo:rsid="0015bb1b"/>
    </style:style>
    <style:style style:name="T183" style:family="text">
      <style:text-properties officeooo:rsid="0076bd65"/>
    </style:style>
    <style:style style:name="T184" style:family="text"/>
    <style:style style:name="T185" style:family="text">
      <style:text-properties fo:color="#000080" loext:opacity="100%" style:font-name="Liberation Serif" fo:font-size="10.5pt" fo:font-style="normal" fo:font-weight="normal" officeooo:rsid="0068f1b0" style:font-size-asian="10.5pt" style:font-style-asian="normal" style:font-weight-asian="normal" style:font-size-complex="10.5pt"/>
    </style:style>
    <style:style style:name="T186" style:family="text">
      <style:text-properties fo:color="#000080" loext:opacity="100%" style:font-name="Liberation Serif" fo:font-style="normal" fo:font-weight="normal" officeooo:rsid="0068f1b0" style:font-style-asian="normal" style:font-weight-asian="normal"/>
    </style:style>
    <style:style style:name="T187" style:family="text">
      <style:text-properties fo:color="#000080" loext:opacity="100%" style:font-name="Liberation Serif" fo:font-style="normal" fo:font-weight="normal" officeooo:rsid="0062ddee" style:font-style-asian="normal"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 explainer trying to list what is going on during the first couple of HTTP back-and-forths of the “Taco Design” Spring web application detailed in Chapter 2 of “Spring Action” by Craig Walls (6<text:span text:style-name="T82">th</text:span> edition)</text:p>
      <table:table table:name="Table1" table:style-name="Table1">
        <table:table-column table:style-name="Table1.A"/>
        <table:table-column table:style-name="Table1.B"/>
        <table:table-row table:style-name="Table1.1">
          <table:table-cell table:style-name="Table1.A1" office:value-type="string">
            <text:p text:style-name="P2">Context</text:p>
          </table:table-cell>
          <table:table-cell table:style-name="Table1.B1" office:value-type="string">
            <text:p text:style-name="P71">What happens</text:p>
          </table:table-cell>
        </table:table-row>
        <table:table-row table:style-name="Table1.1">
          <table:table-cell table:style-name="Table1.A2" office:value-type="string">
            <text:p text:style-name="P26">Application Startup</text:p>
          </table:table-cell>
          <table:table-cell table:style-name="Table1.B2" office:value-type="string">
            <text:p text:style-name="P6">At startup, <text:span text:style-name="T150">SpringApp</text:span> scans the classpath for classes annotated with <text:span text:style-name="T9">@Controller</text:span><text:span text:style-name="T86"> </text:span><text:span text:style-name="T87">and </text:span>creates a <text:span text:style-name="T150">single</text:span> instance of <text:span text:style-name="T8">every class found.</text:span></text:p>
            <text:list xml:id="list3661541624" text:style-name="L1">
              <text:list-item>
                <text:p text:style-name="P74"><text:bookmark-start text:name="__DdeLink__97040_3622129436"/><text:span text:style-name="T99">It creates an instance of </text:span><text:span text:style-name="T102">tacos.web.DesignTacoControlle</text:span><text:bookmark-end text:name="__DdeLink__97040_3622129436"/><text:span text:style-name="T103">r</text:span></text:p>
              </text:list-item>
              <text:list-item>
                <text:p text:style-name="P74"><text:span text:style-name="T99">It creates an instance of </text:span><text:span text:style-name="T104">t</text:span><text:span text:style-name="T102">acos.web.OrderController</text:span></text:p>
              </text:list-item>
            </text:list>
            <text:p text:style-name="P34"><text:span text:style-name="T94">It also</text:span> scans the classpath for classes annotated with <text:span text:style-name="T9">@</text:span><text:span text:style-name="T10">Component</text:span> <text:span text:style-name="T85">and </text:span><text:span text:style-name="T94">similarly </text:span>creates a <text:span text:style-name="T150">single</text:span> instance of <text:span text:style-name="T8">every class found</text:span>.</text:p>
            <text:list xml:id="list2734148636" text:style-name="L2">
              <text:list-item>
                <text:p text:style-name="P75"><text:span text:style-name="T106">It creates an instance of </text:span><text:span text:style-name="T20">tacos.web.converters.IngredientByIdConverter</text:span><text:span text:style-name="T21">, </text:span><text:span text:style-name="T22">a </text:span><text:span text:style-name="T23">class which implements</text:span><text:span text:style-name="T100"> </text:span><text:span text:style-name="T105">Converter&lt;String,. Ingredient&gt;</text:span></text:p>
              </text:list-item>
            </text:list>
          </table:table-cell>
        </table:table-row>
        <table:table-row table:style-name="Table1.1">
          <table:table-cell table:style-name="Table1.A3" office:value-type="string">
            <text:p text:style-name="P13"><text:bookmark-start text:name="__DdeLink__100479_3622129436"/><text:bookmark-start text:name="__DdeLink__348170_3622129436"/>HTTP GET<text:bookmark-end text:name="__DdeLink__348170_3622129436"/></text:p>
            <text:p text:style-name="P13"><text:span text:style-name="T85">(</text:span><text:span text:style-name="T81">1</text:span><text:span text:style-name="T83">st</text:span><text:span text:style-name="T81"> request </text:span><text:span text:style-name="T85">of session)</text:span><text:bookmark-end text:name="__DdeLink__100479_3622129436"/></text:p>
          </table:table-cell>
          <table:table-cell table:style-name="Table1.B3" office:value-type="string">
            <text:p text:style-name="P9"><text:span text:style-name="T147">The b</text:span><text:span text:style-name="T85">rowser s</text:span>ends GET “/design" <text:span text:style-name="T24">HTTP request</text:span> to <text:span text:style-name="T24">the </text:span><text:span text:style-name="T147">servlet engine</text:span> <text:span text:style-name="T24">of the </text:span><text:span text:style-name="T150">SpringApp.</text:span><text:span text:style-name="T24"> </text:span></text:p>
            <text:p text:style-name="P78">(N.B.: no final "/")</text:p>
          </table:table-cell>
        </table:table-row>
        <table:table-row>
          <table:table-cell table:style-name="Table1.A4" office:value-type="string">
            <text:p text:style-name="P91">Servlet engine</text:p>
          </table:table-cell>
          <table:table-cell table:style-name="Table1.B4" office:value-type="string">
            <text:p text:style-name="P12"><text:span text:style-name="T137">The </text:span><text:span text:style-name="T168">SpringApp’s embedded </text:span><text:span text:style-name="T137">s</text:span><text:span text:style-name="T24">ervlet engine (</text:span><text:span text:style-name="T162">by default, embedded </text:span><text:span text:style-name="T137">Tomcat</text:span><text:span text:style-name="T24">)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able:table-cell>
        </table:table-row>
        <table:table-row table:style-name="Table1.5">
          <table:table-cell table:style-name="Table1.A5" office:value-type="string">
            <text:p text:style-name="P14"><text:span text:style-name="T137">Set up s</text:span><text:span text:style-name="T85">ession-</text:span>scope<text:span text:style-name="T85">d model</text:span></text:p>
          </table:table-cell>
          <table:table-cell table:style-name="Table1.B5" office:value-type="string">
            <text:p text:style-name="P5">This is the first request of <text:span text:style-name="T85">the </text:span>session, <text:span text:style-name="T85">so </text:span><text:span text:style-name="T158">SpringApp</text:span><text:span text:style-name="T147"> has</text:span><text:span text:style-name="T85"> no valid </text:span><text:span text:style-name="T10">session-</text:span><text:span text:style-name="T13">scoped</text:span><text:span text:style-name="T10"> </text:span><text:span text:style-name="T13">model</text:span><text:span text:style-name="T85"> </text:span><text:span text:style-name="T141">yet </text:span><text:span text:style-name="T158">and thus cannot </text:span><text:span text:style-name="T147">keep track of any objects that need to persist for the whole of the web session, as opposed to just during single request-</text:span><text:span text:style-name="T158">response exchange.</text:span><text:span text:style-name="T147">.</text:span></text:p>
            <text:p text:style-name="P10"><text:span text:style-name="T158">SpringApp</text:span> <text:span text:style-name="T147">thus </text:span>creates a <text:span text:style-name="T85">fresh </text:span>session-scoped model<text:span text:style-name="T24">.</text:span></text:p>
            <text:p text:style-name="P4"><text:span text:style-name="T85">The model is basically a map “</text:span><text:span text:style-name="T159">String → Object”</text:span><text:span text:style-name="T85">, implementing </text:span><text:a xlink:type="simple" xlink:href="https://docs.spring.io/spring-framework/docs/current/javadoc-api/org/springframework/ui/Model.html" text:style-name="Internet_20_link" text:visited-style-name="Visited_20_Internet_20_Link"><text:span text:style-name="T152">org.springframework.ui.</text:span></text:a><text:a xlink:type="simple" xlink:href="https://docs.spring.io/spring-framework/docs/current/javadoc-api/org/springframework/ui/Model.html" text:style-name="Internet_20_link" text:visited-style-name="Visited_20_Internet_20_Link"><text:span text:style-name="T153">Model</text:span></text:a><text:span text:style-name="T24">.</text:span></text:p>
            <text:p text:style-name="P4"><text:span text:style-name="T147">(I’m not sure what the relationship between the </text:span><text:a xlink:type="simple" xlink:href="https://tomcat.apache.org/tomcat-10.0-doc/servletapi/jakarta/servlet/http/HttpSession.html" text:style-name="Internet_20_link" text:visited-style-name="Visited_20_Internet_20_Link"><text:span text:style-name="T154">jakarta.servlet.http.HttpSession</text:span></text:a><text:span text:style-name="T147"> and the Spring “model” is. </text:span><text:span text:style-name="T159">T</text:span><text:span text:style-name="T147">he latter is probably implemented using the former: the servlet engine performs the session tracking and </text:span><text:span text:style-name="T160">keeps</text:span><text:span text:style-name="T159"> the</text:span><text:span text:style-name="T147"> “String→ Object” attribute</text:span><text:span text:style-name="T159">s</text:span><text:span text:style-name="T147"> </text:span><text:span text:style-name="T159">in the HttpSession</text:span><text:span text:style-name="T147"> . Spring’s “session-scoped model” may well be just a view on it.</text:span></text:p>
          </table:table-cell>
        </table:table-row>
        <table:table-row table:style-name="Table1.5">
          <table:table-cell table:style-name="Table1.A6" office:value-type="string">
            <text:p text:style-name="P15"><text:span text:style-name="T137">Set up r</text:span>equest-scope<text:span text:style-name="T85">d model</text:span></text:p>
          </table:table-cell>
          <table:table-cell table:style-name="Table1.B6" office:value-type="string">
            <text:p text:style-name="P37">(This <text:span text:style-name="T141">part </text:span>is actually speculation, but there are two <text:span text:style-name="T85">m</text:span>odel instances and one is re-used across requests, so this <text:span text:style-name="T160">is</text:span> at least well-founded speculation)</text:p>
            <text:p text:style-name="P35"><text:span text:style-name="T160">SpringApp</text:span> creates a <text:span text:style-name="T85">fresh </text:span><text:span text:style-name="T14">request</text:span><text:span text:style-name="T9">-scoped model</text:span> <text:span text:style-name="T24">as a container for objects relevant to this web request.</text:span></text:p>
            <text:p text:style-name="P36"><text:span text:style-name="T85">The model is basically a map “</text:span><text:span text:style-name="T159">String → Object”</text:span><text:span text:style-name="T85">, implementing </text:span><text:a xlink:type="simple" xlink:href="https://docs.spring.io/spring-framework/docs/current/javadoc-api/org/springframework/ui/Model.html" text:style-name="Internet_20_link" text:visited-style-name="Visited_20_Internet_20_Link"><text:span text:style-name="T152">org.springframework.ui.</text:span></text:a><text:a xlink:type="simple" xlink:href="https://docs.spring.io/spring-framework/docs/current/javadoc-api/org/springframework/ui/Model.html" text:style-name="Internet_20_link" text:visited-style-name="Visited_20_Internet_20_Link"><text:span text:style-name="T153">Model</text:span></text:a><text:span text:style-name="T24">. </text:span><text:span text:style-name="T147">It is, however, another </text:span><text:span text:style-name="T160">instance</text:span><text:span text:style-name="T147"> than the session-scoped model.</text:span></text:p>
          </table:table-cell>
        </table:table-row>
        <text:soft-page-break/>
        <table:table-row table:style-name="Table1.7">
          <table:table-cell table:style-name="Table1.A7" office:value-type="string">
            <text:p text:style-name="P15">Find <text:span text:style-name="T141">appropriate </text:span>controller <text:span text:style-name="T92">instance</text:span></text:p>
          </table:table-cell>
          <table:table-cell table:style-name="Table1.B7" office:value-type="string">
            <text:p text:style-name="P6"><text:span text:style-name="T160">SpringApp</text:span><text:span text:style-name="T163"> </text:span><text:span text:style-name="T24">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30">@Controller</text:p>
            <text:p text:style-name="P30">@RequestMapping("/design")</text:p>
            <text:p text:style-name="P6">This yields the <text:span text:style-name="T9">DesignTacoController</text:span> instance created at startup.</text:p>
          </table:table-cell>
        </table:table-row>
        <table:table-row table:style-name="Table1.7">
          <table:table-cell table:style-name="Table1.A8" office:value-type="string">
            <text:p text:style-name="P46">Fill <text:span text:style-name="T97">session-scoped </text:span>model <text:span text:style-name="T92">using </text:span><text:span text:style-name="T172">DesignTacoController</text:span></text:p>
            <text:p text:style-name="P19"/>
          </table:table-cell>
          <table:table-cell table:style-name="Table1.B8" office:value-type="string">
            <text:p text:style-name="P50"><text:span text:style-name="T114">SpringApp </text:span><text:span text:style-name="T96">calls </text:span><text:span text:style-name="T97">the method </text:span><text:span text:style-name="T110">of the controller </text:span><text:span text:style-name="T111">instance annotated as follows </text:span><text:span text:style-name="T119">(@NotNull added for clarity)</text:span></text:p>
            <text:p text:style-name="P65">@ModelAttribute(name = "taco<text:span text:style-name="T25">Order</text:span>")</text:p>
            <text:p text:style-name="P68"><text:span text:style-name="T119">@NotNull </text:span><text:span text:style-name="T111">Taco</text:span><text:span text:style-name="T96">Order</text:span><text:span text:style-name="T111"> </text:span><text:span text:style-name="T96">order</text:span><text:span text:style-name="T111">() </text:span><text:span text:style-name="T114">{ … }</text:span></text:p>
            <text:p text:style-name="P51"><text:span text:style-name="T138">This method </text:span><text:span text:style-name="T25">creates &amp; </text:span>returns an empty Taco<text:span text:style-name="T25">Order</text:span> instance. <text:span text:style-name="T160">SpringApp</text:span><text:span text:style-name="T138"> inserts the </text:span><text:span text:style-name="T161">returned </text:span><text:span text:style-name="T138">TacoOrder instance under key “tacoOrder” into the</text:span><text:span text:style-name="T112"> session-scoped model </text:span><text:span text:style-name="T116">rather than the request-scoped model </text:span><text:span text:style-name="T97">because the </text:span><text:span text:style-name="T113">controller </text:span><text:span text:style-name="T111">class </text:span><text:span text:style-name="T113">is annotated with:</text:span></text:p>
            <text:p text:style-name="P99">@SessionAttributes(“tacoOrder”)</text:p>
          </table:table-cell>
        </table:table-row>
        <table:table-row table:style-name="Table1.7">
          <table:table-cell table:style-name="Table1.A9" office:value-type="string">
            <text:p text:style-name="P90">Fill <text:span text:style-name="T92">request-scoped </text:span>model <text:span text:style-name="T92">using </text:span><text:span text:style-name="T172">DesignTacoController</text:span><text:span text:style-name="T92"> </text:span></text:p>
            <text:p text:style-name="P20"/>
          </table:table-cell>
          <table:table-cell table:style-name="Table1.B9" office:value-type="string">
            <text:p text:style-name="P85"><text:span text:style-name="T160">SpringApp</text:span> calls <text:span text:style-name="T92">the method </text:span><text:span text:style-name="T95">of the </text:span><text:span text:style-name="T138">controller instance annotated as follows </text:span><text:span text:style-name="T174">(@NotNull added for clarity)</text:span></text:p>
            <text:p text:style-name="P31">@ModelAttribute</text:p>
            <text:p text:style-name="P31"><text:span text:style-name="T95">void </text:span>addIngredientsToModel(<text:span text:style-name="T174">@NotNull </text:span>Model model) <text:span text:style-name="T160">{ … <text:s/>}</text:span></text:p>
            <text:p text:style-name="P21"><text:span text:style-name="T138">This method</text:span><text:span text:style-name="T81"> </text:span><text:span text:style-name="T141">directly </text:span><text:span text:style-name="T81">adds all </text:span><text:span text:style-name="T138">possible</text:span> ingredients to the <text:span text:style-name="T92">passed </text:span><text:span text:style-name="T141">(request-scoped) </text:span>model<text:span text:style-name="T26"> </text:span><text:span text:style-name="T138">so that they can later </text:span><text:span text:style-name="T160">be</text:span><text:span text:style-name="T138"> </text:span><text:span text:style-name="T160">referenced</text:span><text:span text:style-name="T138"> during </text:span><text:span text:style-name="T141">HTML template processing</text:span><text:span text:style-name="T138">. </text:span><text:span text:style-name="T92">The </text:span><text:span text:style-name="T26">key</text:span><text:span text:style-name="T137">s</text:span><text:span text:style-name="T26"> </text:span><text:span text:style-name="T138">of the insertions </text:span><text:span text:style-name="T137">are</text:span><text:span text:style-name="T92"> </text:span><text:span text:style-name="T26">the </text:span><text:span text:style-name="T137">raw </text:span><text:span text:style-name="T26">ingredient identifier</text:span><text:span text:style-name="T137">s, i.e. Strings</text:span>.</text:p>
            <text:p text:style-name="P38">(Empiricially, <text:span text:style-name="T160">SpringApp</text:span> tries to call <text:span text:style-name="T138">m</text:span>ethods <text:span text:style-name="T138">annotated with @ModelAttribute </text:span>even if they return void, need <text:span text:style-name="T138">arbitrary</text:span> <text:span text:style-name="T138">object </text:span>parameters <text:span text:style-name="T141">or</text:span> are static. A primitive type parameter <text:span text:style-name="T164">that cannot be reasonably filled </text:span>yields an internal server error though.)</text:p>
            <text:p text:style-name="P85"><text:span text:style-name="T161">Similarly, SpringApp</text:span> calls <text:span text:style-name="T92">the method </text:span><text:span text:style-name="T95">of the </text:span><text:span text:style-name="T138">controller instance annotated as follows </text:span><text:span text:style-name="T174">(@NotNull added for clarity):</text:span></text:p>
            <text:p text:style-name="P66">@ModelAttribute(name = "taco")</text:p>
            <text:p text:style-name="P32"><text:span text:style-name="T174">@NotNull </text:span>Taco taco() <text:span text:style-name="T161">{ </text:span>… <text:span text:style-name="T161">}</text:span></text:p>
            <text:p text:style-name="P54"><text:span text:style-name="T138">This method </text:span><text:span text:style-name="T25">creates &amp; </text:span>returns an empty Taco instance. <text:span text:style-name="T138">(</text:span><text:span text:style-name="T161">A</text:span><text:span text:style-name="T138">ctually in my modified code, it returns a randomly filled Taco instance </text:span><text:span text:style-name="T164">so that the user does not need to fill in the fields from scratch.</text:span><text:span text:style-name="T138">) </text:span><text:span text:style-name="T160">SpringApp</text:span><text:span text:style-name="T138"> inserts the </text:span><text:span text:style-name="T161">returned Taco</text:span><text:span text:style-name="T138"> instance under key “taco” into the</text:span><text:span text:style-name="T112"> </text:span><text:span text:style-name="T115">request</text:span><text:span text:style-name="T112">-scoped model.</text:span></text:p>
          </table:table-cell>
        </table:table-row>
        <table:table-row table:style-name="Table1.10">
          <table:table-cell table:style-name="Table1.A10" office:value-type="string">
            <text:p text:style-name="P117">GET <text:span text:style-name="T161">handling in</text:span> <text:span text:style-name="T172">DesignTacoController</text:span></text:p>
          </table:table-cell>
          <table:table-cell table:style-name="Table1.B10" office:value-type="string">
            <text:p text:style-name="P84">Sp<text:span text:style-name="T161">ringApp</text:span> finds <text:span text:style-name="T27">(the single) </text:span>method in <text:bookmark-start text:name="__DdeLink__63944_3622129436"/><text:bookmark-start text:name="__DdeLink__4424_362212943611"/><text:span text:style-name="T126">t</text:span><text:bookmark-end text:name="__DdeLink__63944_3622129436"/><text:bookmark-end text:name="__DdeLink__4424_362212943611"/><text:span text:style-name="T126">he controller</text:span><text:span text:style-name="T24"> </text:span><text:span text:style-name="T138">annotated as follows </text:span><text:span text:style-name="T174">(@NotNull added for clarity)</text:span><text:span text:style-name="T138">:</text:span></text:p>
            <text:p text:style-name="P33">@GetMapping</text:p>
            <text:p text:style-name="P92"><text:soft-page-break/><text:span text:style-name="T16">@NotNull </text:span><text:span text:style-name="T9">String showDesignForm() </text:span><text:span text:style-name="T17">{ … }</text:span></text:p>
            <text:p text:style-name="P93"><text:span text:style-name="T177">and </text:span>calls it to actually process the HTTP GET request. <text:span text:style-name="T177">T</text:span>his method doesn’t do anything except return the name of the HTML template (the “view”), in this case: “design”.</text:p>
          </table:table-cell>
        </table:table-row>
        <table:table-row table:style-name="Table1.11">
          <table:table-cell table:style-name="Table1.A11" office:value-type="string">
            <text:p text:style-name="P43">Thymeleaf <text:span text:style-name="T81">view processing</text:span></text:p>
          </table:table-cell>
          <table:table-cell table:style-name="Table1.B11" office:value-type="string">
            <text:p text:style-name="P23"><text:span text:style-name="T166">The coupling between Spring an Thymeleaf is “weak”: Thymeleaf expects data as “request attributes” (String → Object mappings) of a</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rather than </text:span><text:span text:style-name="T166">as some </text:span><text:span text:style-name="T165">Spring data structure.</text:span></text:p>
            <text:p text:style-name="P23">Sp<text:span text:style-name="T161">ringApp </text:span><text:span text:style-name="T165">copies </text:span><text:span text:style-name="T166">the attribute-value pairs held in the </text:span><text:span text:style-name="T165">model </text:span><text:span text:style-name="T166">(however scoped)</text:span><text:span text:style-name="T165"> into the </text:span><text:span text:style-name="T166">request attributes of the</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so that Thymeleaf </text:span><text:span text:style-name="T166">can use the information. (I suppose any trees of Java beans are just referenced directly because flattening such a structure would be senselessly expensive).</text:span></text:p>
            <text:p text:style-name="P28">The following is passed:</text:p>
            <text:list xml:id="list4009429637" text:style-name="L3">
              <text:list-item>
                <text:p text:style-name="P79">“<text:span text:style-name="T169">taco” → t</text:span>he empty (or randomly filled) Taco instance, the properties of of which go into the form fields.</text:p>
              </text:list-item>
              <text:list-item>
                <text:p text:style-name="P79">“<text:span text:style-name="T169">tacoOrder” → t</text:span>he as yet empty TacoOrder, which stays unused.</text:p>
              </text:list-item>
              <text:list-item>
                <text:p text:style-name="P83">The ingredients, keyed by their <text:span text:style-name="T170">respective </text:span>id.</text:p>
              </text:list-item>
              <text:list-item>
                <text:p text:style-name="P80"><text:span text:style-name="T169">“fields” → </text:span><text:span text:style-name="T171">a</text:span>n instance of class <text:a xlink:type="simple" xlink:href="https://www.thymeleaf.org/apidocs/thymeleaf-spring6/3.1.1.RELEASE/org/thymeleaf/spring6/expression/Fields.html" text:style-name="Internet_20_link" text:visited-style-name="Visited_20_Internet_20_Link">org.thymeleaf.spring6.expression.Fields</text:a> which allows to perform form-field-related operations inside Thymeleaf Standard Expressions, in particular inspection of processing errors. At this point, there are no errors yet of course. </text:p>
                <text:list>
                  <text:list-item>
                    <text:p text:style-name="P80"><text:span text:style-name="T172">E.g. to check whether there are any errors registered for the Taco ingredients: “${#fields.hasErrors('ingredients')}”</text:span></text:p>
                  </text:list-item>
                </text:list>
              </text:list-item>
            </text:list>
          </table:table-cell>
        </table:table-row>
        <table:table-row table:style-name="Table1.11">
          <table:table-cell table:style-name="Table1.A11" office:value-type="string">
            <text:p text:style-name="P41">Thymeleaf <text:span text:style-name="T81">view processing</text:span></text:p>
          </table:table-cell>
          <table:table-cell table:style-name="Table1.B11" office:value-type="string">
            <text:p text:style-name="P41">Thymeleaf finds the template file "design.html" in the classpath.</text:p>
          </table:table-cell>
        </table:table-row>
        <table:table-row table:style-name="Table1.13">
          <table:table-cell table:style-name="Table1.A11" office:value-type="string">
            <text:p text:style-name="P42">Thymeleaf <text:span text:style-name="T81">view processing</text:span></text:p>
          </table:table-cell>
          <table:table-cell table:style-name="Table1.B11" office:value-type="string">
            <text:p text:style-name="P41">Thymeleaf processes the template file and injects values <text:span text:style-name="T138">as</text:span> required. The template contains <text:span text:style-name="T142">a “form” element like this:</text:span></text:p>
            <text:p text:style-name="P69">&lt;form method="POST" th:object="${taco}"&gt;</text:p>
            <text:p text:style-name="P41">This means:</text:p>
            <text:list xml:id="list2125606173" text:style-name="L4">
              <text:list-item>
                <text:p text:style-name="P102">POST to the same URL</text:p>
              </text:list-item>
              <text:list-item>
                <text:p text:style-name="P108">The root object from which to get bean properties to fill into template fields is “taco”. </text:p>
                <text:list>
                  <text:list-item>
                    <text:p text:style-name="P108">This corresponds to the object of type Taco held by the (however-scoped) model at key “taco” <text:span text:style-name="T166">which is now also found as a request attribute.</text:span></text:p>
                  </text:list-item>
                  <text:list-item>
                    <text:p text:style-name="P108">“taco” may be the root of a whole object tree, so there is a syntax to describe paths through this tree: while <text:span text:style-name="T9">*{name}</text:span> is filled from the “name” property of <text:span text:style-name="T166">the root</text:span> “taco”, <text:span text:style-name="T9">*{nutrition.calories}</text:span> (if it existed) would be filled from the “calories” property <text:soft-page-break/>of the object obtained from property “nutrition” of “taco”.</text:p>
                  </text:list-item>
                </text:list>
              </text:list-item>
              <text:list-item>
                <text:p text:style-name="P103"><text:span text:style-name="T146">When </text:span><text:span text:style-name="T166">SpringApp later </text:span><text:span text:style-name="T146">does </text:span><text:span text:style-name="T166">its </text:span><text:span text:style-name="T79">POST </text:span><text:span text:style-name="T146">processing</text:span><text:span text:style-name="T79">, </text:span><text:span text:style-name="T138">a new Taco instance is created </text:span><text:span text:style-name="T148">through the method annotated with </text:span><text:span text:style-name="T15">@ModelAttribute(name = "taco")</text:span><text:span text:style-name="T89"> on the target controller </text:span><text:span text:style-name="T139">and </text:span>values <text:span text:style-name="T148">in the POST-ed form </text:span><text:span text:style-name="T142">are</text:span><text:span text:style-name="T79"> </text:span><text:span text:style-name="T148">copied in</text:span><text:span text:style-name="T166">to</text:span><text:span text:style-name="T148"> that instance’s attributes </text:span><text:span text:style-name="T166">("properties are bound to the submitted form fields")</text:span><text:span text:style-name="T148">, using converters as needed.</text:span></text:p>
              </text:list-item>
            </text:list>
            <text:p text:style-name="P56"><text:span text:style-name="T143">Thus, t</text:span>he <text:span text:style-name="T142">form</text:span> <text:span text:style-name="T143">lets the user</text:span> <text:span text:style-name="T138">read, </text:span><text:span text:style-name="T139">modify and </text:span><text:span text:style-name="T143">set the properties of</text:span><text:span text:style-name="T139"> </text:span><text:span text:style-name="T138">a T</text:span>aco <text:span text:style-name="T143">bean </text:span>instance <text:span text:style-name="T142">across a HTTP back-and-forth.</text:span></text:p>
            <text:p text:style-name="P137"><text:span text:style-name="T149">(</text:span>Intellij IDEA protests when you edit the HTML template and use a “starred” variable that does not correspond to a<text:span text:style-name="T149">ny property</text:span> of the Taco bean. <text:span text:style-name="T166">Pretty neat. </text:span><text:span text:style-name="T181">If you insist on running such an erroneous Spring application, Thymeleaf will raise a </text:span><text:a xlink:type="simple" xlink:href="https://www.thymeleaf.org/apidocs/thymeleaf/3.1.1.RELEASE/org/thymeleaf/exceptions/TemplateInputException.html" text:style-name="Internet_20_link" text:visited-style-name="Visited_20_Internet_20_Link"><text:span text:style-name="T181">TemplateInputException</text:span></text:a><text:span text:style-name="T181"> caused by Spring </text:span><text:a xlink:type="simple" xlink:href="https://docs.spring.io/spring-framework/docs/6.0.x/javadoc-api/org/springframework/beans/NotReadablePropertyException.html" text:style-name="Internet_20_link" text:visited-style-name="Visited_20_Internet_20_Link"><text:span text:style-name="T181">NotReadablePropertyException</text:span></text:a><text:span text:style-name="T181"> the first time building the HTML page is attempted.</text:span></text:p>
          </table:table-cell>
        </table:table-row>
        <table:table-row table:style-name="Table1.14">
          <table:table-cell table:style-name="Table1.A14" office:value-type="string">
            <text:p text:style-name="P56">HTTP response</text:p>
          </table:table-cell>
          <table:table-cell table:style-name="Table1.B14" office:value-type="string">
            <text:p text:style-name="P44"><text:span text:style-name="T168">T</text:span><text:span text:style-name="T166">he servlet engine </text:span><text:span text:style-name="T168">adds s</text:span>ession tracking <text:span text:style-name="T168">information</text:span> (via URL rewriting or JSESSIONID cookie) <text:span text:style-name="T139">to the outgoing HTTP response. </text:span><text:span text:style-name="T155">This can be </text:span><text:span text:style-name="T156">seen</text:span><text:span text:style-name="T155"> in detail in the browser’s “web tools” </text:span><text:span text:style-name="T157">which</text:span><text:span text:style-name="T155"> allow to inspect the request and response.</text:span></text:p>
          </table:table-cell>
        </table:table-row>
        <table:table-row table:style-name="Table1.15">
          <table:table-cell table:style-name="Table1.A3" office:value-type="string">
            <text:p text:style-name="P138">HTTP response</text:p>
            <text:p text:style-name="P139">(<text:span text:style-name="T178">response</text:span> to 1<text:span text:style-name="T82">st</text:span> request)</text:p>
          </table:table-cell>
          <table:table-cell table:style-name="Table1.B3" office:value-type="string">
            <text:p text:style-name="P70"><text:span text:style-name="T27">HTML is returned to the browser </text:span><text:span text:style-name="T79">as response to the GET.</text:span></text:p>
            <text:p text:style-name="P70"><text:span text:style-name="T127">The b</text:span><text:span text:style-name="T80">rowser processes </text:span><text:span text:style-name="T127">the </text:span><text:span text:style-name="T80">HTML </text:span><text:span text:style-name="T127">and</text:span><text:span text:style-name="T80"> pulls-in additional resources as needed (the taco image, the CSS)</text:span></text:p>
            <text:p text:style-name="P70"><text:span text:style-name="T127">T</text:span><text:span text:style-name="T80">he </text:span><text:bookmark-start text:name="__DdeLink__41979_3622129436"/><text:span text:style-name="T80">“</text:span>Design your taco!” <text:span text:style-name="T80">page</text:span><text:bookmark-end text:name="__DdeLink__41979_3622129436"/><text:span text:style-name="T80"> </text:span><text:span text:style-name="T127">is now visible.</text:span></text:p>
          </table:table-cell>
        </table:table-row>
        <table:table-row table:style-name="Table1.11">
          <table:table-cell table:style-name="Table1.A16" office:value-type="string">
            <text:p text:style-name="P56">Interaction</text:p>
          </table:table-cell>
          <table:table-cell table:style-name="Table1.B16" office:value-type="string">
            <text:p text:style-name="P57"><text:span text:style-name="T93">User f</text:span>ills in the “Design your taco!” page and hits the button “Submit Your Taco”</text:p>
          </table:table-cell>
        </table:table-row>
        <table:table-row table:style-name="Table1.17">
          <table:table-cell table:style-name="Table1.A3" office:value-type="string">
            <text:p text:style-name="P56">HTTP POST</text:p>
            <text:p text:style-name="P115">(2<text:span text:style-name="T82">nd</text:span> request)</text:p>
          </table:table-cell>
          <table:table-cell table:style-name="Table1.B3" office:value-type="string">
            <text:p text:style-name="P58">Browser sends <text:span text:style-name="T127">a </text:span>POST "/design" <text:span text:style-name="T128">HTTP request </text:span><text:span text:style-name="T139">to the web server of the Spring</text:span><text:span text:style-name="T166">App</text:span><text:span text:style-name="T139">.</text:span></text:p>
            <text:p text:style-name="P116"><text:span text:style-name="T139">It carries the </text:span><text:span text:style-name="T127">entered “taco” </text:span><text:span text:style-name="T139">form </text:span><text:span text:style-name="T127">values. </text:span></text:p>
            <text:p text:style-name="P116"><text:span text:style-name="T139">It also</text:span> carries the JSESSIONID <text:span text:style-name="T93">for session tracking</text:span>.</text:p>
          </table:table-cell>
        </table:table-row>
        <table:table-row table:style-name="Table1.18">
          <table:table-cell table:style-name="Table1.A18" office:value-type="string">
            <text:p text:style-name="P121">Servlet engine</text:p>
          </table:table-cell>
          <table:table-cell table:style-name="Table1.B18" office:value-type="string">
            <text:p text:style-name="P11"><text:span text:style-name="T137">The </text:span><text:span text:style-name="T168">SpringApp’s embedded </text:span><text:span text:style-name="T137">s</text:span><text:span text:style-name="T24">ervlet engine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ext:p text:style-name="P27">At this point, <text:span text:style-name="T168">the servlet engine also recovers the</text:span> <text:a xlink:type="simple" xlink:href="https://tomcat.apache.org/tomcat-10.0-doc/servletapi/jakarta/servlet/http/HttpSession.html" text:style-name="Internet_20_link" text:visited-style-name="Visited_20_Internet_20_Link">HttpSession</text:a> based on the session tracking <text:span text:style-name="T168">information</text:span> in the request.</text:p>
          </table:table-cell>
        </table:table-row>
        <table:table-row table:style-name="Table1.19">
          <table:table-cell table:style-name="Table1.A19" office:value-type="string">
            <text:p text:style-name="P47"><text:span text:style-name="T145">Retrieve s</text:span>ession-scope<text:span text:style-name="T128">d model</text:span></text:p>
          </table:table-cell>
          <table:table-cell table:style-name="Table1.B19" office:value-type="string">
            <text:p text:style-name="P55"><text:span text:style-name="T167">SpringApp</text:span> <text:span text:style-name="T80">retrieves the</text:span> session-scoped model instance <text:span text:style-name="T80">created earlier, </text:span><text:span text:style-name="T167">likely stored as an attribute of </text:span><text:a xlink:type="simple" xlink:href="https://tomcat.apache.org/tomcat-10.0-doc/servletapi/jakarta/servlet/http/HttpSession.html" text:style-name="Internet_20_link" text:visited-style-name="Visited_20_Internet_20_Link"><text:span text:style-name="T117">HttpSession</text:span></text:a><text:span text:style-name="T167"> (which is a String → Object map, among others)</text:span></text:p>
          </table:table-cell>
        </table:table-row>
        <table:table-row table:style-name="Table1.20">
          <table:table-cell table:style-name="Table1.A20" office:value-type="string">
            <text:p text:style-name="P16"><text:span text:style-name="T137">Set up r</text:span>equest-scope<text:span text:style-name="T85">d model</text:span></text:p>
          </table:table-cell>
          <table:table-cell table:style-name="Table1.B20" office:value-type="string">
            <text:p text:style-name="P55"><text:span text:style-name="T167">SpringApp</text:span> creates a <text:span text:style-name="T24">request</text:span>-scoped model instance <text:span text:style-name="T24">as a container for objects relevant to this web request.</text:span></text:p>
          </table:table-cell>
        </table:table-row>
        <table:table-row table:style-name="Table1.21">
          <table:table-cell table:style-name="Table1.A21" office:value-type="string">
            <text:p text:style-name="P17">Find <text:span text:style-name="T141">appropriate </text:span>controller <text:soft-page-break/><text:span text:style-name="T92">instance</text:span></text:p>
          </table:table-cell>
          <table:table-cell table:style-name="Table1.B21" office:value-type="string">
            <text:p text:style-name="P12"><text:span text:style-name="T158">SpringApp </text:span><text:span text:style-name="T24">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65"><text:soft-page-break/>@Controller</text:p>
            <text:p text:style-name="P30">@RequestMapping("/design")</text:p>
            <text:p text:style-name="P52">This yields the <text:span text:style-name="T9">DesignTacoController</text:span> <text:span text:style-name="T145">controller </text:span>instance created at startup.</text:p>
          </table:table-cell>
        </table:table-row>
        <table:table-row table:style-name="Table1.22">
          <table:table-cell table:style-name="Table1.A22" office:value-type="string">
            <text:p text:style-name="P122">Fill <text:span text:style-name="T142">request-scoped </text:span>model using <text:span text:style-name="T172">DesignTacoController</text:span></text:p>
          </table:table-cell>
          <table:table-cell table:style-name="Table1.B22" office:value-type="string">
            <text:p text:style-name="P125"><text:span text:style-name="T118">SpringApp</text:span><text:span text:style-name="T96"> calls </text:span><text:span text:style-name="T97">the method </text:span><text:span text:style-name="T110">of the </text:span><text:span text:style-name="T111">controller instance annotated as follows </text:span><text:span text:style-name="T119">(@NotNull added for clarity)</text:span></text:p>
            <text:p text:style-name="P29">@ModelAttribute</text:p>
            <text:p text:style-name="P31"><text:span text:style-name="T95">void </text:span><text:span text:style-name="T138">addIngredientsToModel(</text:span><text:span text:style-name="T174">@NotNull </text:span><text:span text:style-name="T138">Model model) </text:span><text:span text:style-name="T168">{ … }</text:span></text:p>
            <text:p text:style-name="P22"><text:span text:style-name="T138">This method</text:span><text:span text:style-name="T81"> </text:span><text:span text:style-name="T141">directly </text:span><text:span text:style-name="T81">adds all </text:span><text:span text:style-name="T138">possible</text:span> ingredients to the <text:span text:style-name="T92">passed </text:span><text:span text:style-name="T141">(request-scoped) </text:span>model<text:span text:style-name="T26"> </text:span><text:span text:style-name="T138">so that they can be later </text:span><text:span text:style-name="T168">used for </text:span><text:span text:style-name="T141">template processing</text:span><text:span text:style-name="T138">. </text:span><text:span text:style-name="T92">The </text:span><text:span text:style-name="T26">key</text:span><text:span text:style-name="T137">s</text:span><text:span text:style-name="T26"> </text:span><text:span text:style-name="T138">of the insertions </text:span><text:span text:style-name="T137">are</text:span><text:span text:style-name="T92"> </text:span><text:span text:style-name="T26">the </text:span><text:span text:style-name="T137">raw </text:span><text:span text:style-name="T26">ingredient identifier</text:span><text:span text:style-name="T137">s, i.e. Strings</text:span>.</text:p>
          </table:table-cell>
        </table:table-row>
        <table:table-row table:style-name="Table1.23">
          <table:table-cell table:style-name="Table1.A23" office:value-type="string">
            <text:p text:style-name="P123">Fill <text:span text:style-name="T97">session-scoped </text:span>model <text:span text:style-name="T92">using </text:span><text:span text:style-name="T172">DesignTacoController</text:span></text:p>
          </table:table-cell>
          <table:table-cell table:style-name="Table1.B23" office:value-type="string">
            <text:p text:style-name="P61"><text:span text:style-name="T142">Unlike earlier, t</text:span>here already is an entry “tacoOrder” in the session-scoped model, so <text:span text:style-name="T118">SpringApp</text:span> <text:span text:style-name="T172">does not need to do anything.</text:span></text:p>
          </table:table-cell>
        </table:table-row>
        <table:table-row table:style-name="Table1.24">
          <table:table-cell table:style-name="Table1.A24" office:value-type="string">
            <text:p text:style-name="P118">POST <text:span text:style-name="T172">handling in</text:span> <text:span text:style-name="T172">DesignTacoController</text:span></text:p>
          </table:table-cell>
          <table:table-cell table:style-name="Table1.B24" office:value-type="string">
            <text:p text:style-name="P84"><text:span text:style-name="T168">SpringApp</text:span> finds <text:span text:style-name="T27">(the single) </text:span>method in <text:bookmark-start text:name="__DdeLink__63944_36221294362"/><text:bookmark-start text:name="__DdeLink__4424_3622129436113"/><text:span text:style-name="T126">t</text:span><text:bookmark-end text:name="__DdeLink__63944_36221294362"/><text:bookmark-end text:name="__DdeLink__4424_3622129436113"/><text:span text:style-name="T126">he controller</text:span><text:span text:style-name="T24"> </text:span><text:span text:style-name="T138">annotated as follows </text:span><text:span text:style-name="T174">(@NotNull added for clarity)</text:span></text:p>
            <text:p text:style-name="P86"><text:span text:style-name="T174">Th</text:span><text:span text:style-name="T172">is is the full version performing validation and “</text:span><text:span text:style-name="T175">Jakarta bean validation” </text:span><text:span text:style-name="T172">error </text:span><text:span text:style-name="T175">signaling</text:span><text:span text:style-name="T172">. </text:span></text:p>
            <text:p text:style-name="P33">@<text:span text:style-name="T129">Post</text:span>Mapping</text:p>
            <text:p text:style-name="P100"><text:span text:style-name="T174">@NotNull </text:span><text:span text:style-name="T175">S</text:span>tring processTaco(</text:p>
            <text:p text:style-name="P100"><text:s text:c="6"/>@NotNull @Valid Taco taco, </text:p>
            <text:p text:style-name="P101"><text:s text:c="6"/>@NotNull Errors errors,<text:span text:style-name="T86"> ← </text:span><text:span text:style-name="T90">must come directly after @Valid-annotated elements</text:span></text:p>
            <text:p text:style-name="P100"><text:s text:c="6"/><text:span text:style-name="T174">@NotNull </text:span>@ModelAttribute TacoOrder tacoOrder,</text:p>
            <text:p text:style-name="P100">) <text:span text:style-name="T172">{ </text:span></text:p>
            <text:p text:style-name="P100"><text:span text:style-name="T172"><text:s text:c="3"/>… </text:span></text:p>
            <text:p text:style-name="P100"><text:span text:style-name="T172">}</text:span></text:p>
            <text:list xml:id="list1286994576" text:style-name="L5">
              <text:list-item>
                <text:p text:style-name="P77"><text:span text:style-name="T54">Parameter </text:span><text:span text:style-name="T55">“</text:span><text:span text:style-name="T56">errors” is of class </text:span><text:a xlink:type="simple" xlink:href="https://docs.spring.io/spring-framework/docs/current/javadoc-api/org/springframework/validation/Errors.html" text:style-name="Internet_20_link" text:visited-style-name="Visited_20_Internet_20_Link"><text:span text:style-name="T185">springframework.validation.Errors</text:span></text:a><text:span text:style-name="T56"> and carries information about any “</text:span><text:span text:style-name="T54">form binding” </text:span><text:span text:style-name="T57">e</text:span><text:span text:style-name="T54">rrors in case the form data doesn’t fit the Java bean, or</text:span><text:span text:style-name="T56"> “Jakarta Bean Validation” errors </text:span><text:span text:style-name="T54">found when performing validation on </text:span><text:span text:style-name="T56">parameters annotated with </text:span><text:span text:style-name="T63">@Valid: </text:span><text:span text:style-name="T47">“stores and exposes information about data-binding and validation errors for a specific object”. <text:s/>Form binding and any requested validation </text:span><text:span text:style-name="T48">is done</text:span><text:span text:style-name="T47"> </text:span><text:span text:style-name="T49">before the method is called. </text:span><text:span text:style-name="T47">If</text:span><text:span text:style-name="T56"> there are errors and there is no </text:span><text:span text:style-name="T47">Errors-typed</text:span><text:span text:style-name="T56"> parameter, an exception is raised, </text:span><text:span text:style-name="T54">leading to a “BAD REQUEST” HTTP response</text:span><text:span text:style-name="T56">. If there are parameters annotated with </text:span><text:span text:style-name="T63">@Valid</text:span><text:span text:style-name="T56">, then the </text:span><text:span text:style-name="T47">E</text:span><text:span text:style-name="T49">rrors-</text:span><text:span text:style-name="T47">typed</text:span><text:span text:style-name="T56"> parameter must come </text:span><text:span text:style-name="T59">immediately “to the right” of them or it will not be seen</text:span><text:span text:style-name="T56">. If there are no </text:span><text:soft-page-break/><text:span text:style-name="T56">errors, the </text:span><text:span text:style-name="T47">Errors</text:span><text:span text:style-name="T54">-typed argument </text:span><text:span text:style-name="T60">is non-null but just</text:span><text:span text:style-name="T56"> does not list any errors.</text:span></text:p>
              </text:list-item>
            </text:list>
            <text:list xml:id="list3133212352" text:style-name="L6">
              <text:list-item>
                <text:p text:style-name="P72"><text:span text:style-name="T41">The </text:span><text:span text:style-name="T50">Taco</text:span><text:span text:style-name="T41"> instance </text:span><text:span text:style-name="T42">will</text:span><text:span text:style-name="T41"> be </text:span><text:span text:style-name="T42">freshly </text:span><text:span text:style-name="T41">initialized </text:span><text:span text:style-name="T53">(using an appropriately-annotated method of the current controller),</text:span><text:span text:style-name="T41"> and </text:span><text:span text:style-name="T53">then populated</text:span><text:span text:style-name="T41"> with </text:span><text:span text:style-name="T53">data</text:span><text:span text:style-name="T41"> </text:span><text:span text:style-name="T53">from</text:span><text:span text:style-name="T41"> the POST </text:span><text:span text:style-name="T42">request </text:span><text:span text:style-name="T54">(“form binding” - bean properties are “bound from the form values”) </text:span><text:span text:style-name="T57">and then validated because it is annotated with </text:span><text:span text:style-name="T64">@Valid</text:span><text:span text:style-name="T57">. </text:span><text:span text:style-name="T42">I</text:span><text:span text:style-name="T58">f there is no annotated method that to instantiate an argument, </text:span><text:span text:style-name="T57">SpringApp</text:span><text:span text:style-name="T58"> will create the argument by calling its default constructor instead.</text:span></text:p>
              </text:list-item>
              <text:list-item>
                <text:p text:style-name="P73"><text:span text:style-name="T41">The TacoOrder </text:span><text:span text:style-name="T42">parameter </text:span><text:span text:style-name="T41">is annotated </text:span><text:span text:style-name="T42">with</text:span><text:span text:style-name="T41"> </text:span><text:span text:style-name="T61">@ModelAttribute</text:span><text:span text:style-name="T43"> </text:span><text:span text:style-name="T42">so the instance </text:span><text:span text:style-name="T41">will be taken from the </text:span><text:span text:style-name="T42">model</text:span><text:span text:style-name="T41">. </text:span><text:span text:style-name="T42">As the </text:span><text:span text:style-name="T98">controller </text:span><text:span text:style-name="T101">itself</text:span><text:span text:style-name="T98"> is annotated with </text:span><text:span text:style-name="T62">@SessionAttributes("tacoOrder")</text:span><text:span text:style-name="T44"> </text:span><text:span text:style-name="T45">the </text:span><text:span text:style-name="T52">TacoOrder </text:span><text:span text:style-name="T45">instance is obtained from the </text:span><text:span text:style-name="T46">session-scoped model. </text:span><text:span text:style-name="T45">If </text:span><text:span text:style-name="T51">the </text:span><text:span text:style-name="T64">@ModelAttribute</text:span><text:span text:style-name="T45"> annotation </text:span><text:span text:style-name="T52">were</text:span><text:span text:style-name="T45"> </text:span><text:span text:style-name="T51">absent</text:span><text:span text:style-name="T45">, a new TacoOrder instance </text:span><text:span text:style-name="T52">would be</text:span><text:span text:style-name="T45"> created during the request and we never </text:span><text:span text:style-name="T52">would</text:span><text:span text:style-name="T45"> accumulate any Taco </text:span><text:span text:style-name="T52">instances</text:span><text:span text:style-name="T45"> </text:span><text:span text:style-name="T52">in the TacoOrder instance!</text:span></text:p>
              </text:list-item>
            </text:list>
          </table:table-cell>
        </table:table-row>
        <table:table-row table:style-name="Table1.25">
          <table:table-cell table:style-name="Table1.A25" office:value-type="string">
            <text:p text:style-name="P119">Obtain fresh Taco instance <text:span text:style-name="T144">prior to calling processTaco() </text:span><text:span text:style-name="T172"><text:s/>in</text:span> <text:span text:style-name="T172">DesignTacoController</text:span></text:p>
          </table:table-cell>
          <table:table-cell table:style-name="Table1.B25" office:value-type="string">
            <text:p text:style-name="P49"><text:span text:style-name="T176">SpringApp</text:span> calls <text:span text:style-name="T92">the appropriately-annotated method </text:span><text:span text:style-name="T95">of the controller</text:span></text:p>
            <text:p text:style-name="P65">@ModelAttribute(name = "taco")</text:p>
            <text:p text:style-name="P67"><text:span text:style-name="T95">void </text:span><text:span text:style-name="T176">@NotNull </text:span>Taco taco() <text:span text:style-name="T176">{ … }</text:span></text:p>
            <text:p text:style-name="P126"><text:span text:style-name="T138">This method </text:span><text:span text:style-name="T25">creates &amp; </text:span>returns an empty Taco instance. <text:span text:style-name="T161">A</text:span><text:span text:style-name="T138">ctually in my modified code, it returns a randomly filled Taco instance </text:span><text:span text:style-name="T164">so that the user does not need to fill in the fields from scratch. </text:span><text:span text:style-name="T176">This</text:span><text:span text:style-name="T144"> is of no use here as </text:span><text:span text:style-name="T176">properties</text:span><text:span text:style-name="T144"> will be soon replaced by form </text:span><text:span text:style-name="T177">values</text:span><text:span text:style-name="T144">. </text:span><text:span text:style-name="T114">SpringApp</text:span><text:span text:style-name="T111"> inserts the </text:span><text:span text:style-name="T115">returned Taco</text:span><text:span text:style-name="T111"> instance under key “taco” into the</text:span><text:span text:style-name="T112"> </text:span><text:span text:style-name="T115">request</text:span><text:span text:style-name="T112">-scoped model.</text:span></text:p>
          </table:table-cell>
        </table:table-row>
        <table:table-row table:style-name="Table1.26">
          <table:table-cell table:style-name="Table1.A26" office:value-type="string">
            <text:p text:style-name="P45">Fill Taco instance from POST <text:span text:style-name="T144">form </text:span><text:span text:style-name="T176">values</text:span><text:span text:style-name="T144"> </text:span><text:span text:style-name="T176">(“form binding”)</text:span></text:p>
          </table:table-cell>
          <table:table-cell table:style-name="Table1.B26" office:value-type="string">
            <text:p text:style-name="P111"><text:span text:style-name="T176">SpringApp</text:span> maps the <text:span text:style-name="T144">form </text:span><text:span text:style-name="T176">values</text:span> <text:span text:style-name="T129">carried </text:span><text:span text:style-name="T177">in</text:span><text:span text:style-name="T129"> th</text:span>e POST <text:span text:style-name="T129">request </text:span>into the <text:span text:style-name="T176">model-held </text:span>Taco <text:span text:style-name="T176">instance’s properties</text:span>. </text:p>
            <text:list xml:id="list1433313001" text:style-name="L7">
              <text:list-item>
                <text:p text:style-name="P76"><text:span text:style-name="T3">Converters </text:span><text:span text:style-name="T4">(</text:span><text:span text:style-name="T5">here, </text:span><text:span text:style-name="T4">String → Ingredient, </text:span><text:span text:style-name="T5">mapping Ingredient id to Ingredient instance</text:span><text:span text:style-name="T4">) </text:span><text:span text:style-name="T3">are used as needed.</text:span></text:p>
              </text:list-item>
              <text:list-item>
                <text:p text:style-name="P143"><text:span text:style-name="T2">It could be that the form data does not fit the bean properties </text:span><text:span text:style-name="T7">and there is no appropriate converter</text:span><text:span text:style-name="T2"> </text:span><text:span text:style-name="T7">(e.g. an input String shall be bound to an X509Certificate field)</text:span><text:span text:style-name="T2">. </text:span><text:span text:style-name="T6">Errors </text:span><text:span text:style-name="T7">(“binding failures”)</text:span><text:span text:style-name="T6"> will be accordingly registered in an instance of </text:span><text:a xlink:type="simple" xlink:href="https://docs.spring.io/spring-framework/docs/current/javadoc-api/org/springframework/validation/Errors.html" text:style-name="Internet_20_link" text:visited-style-name="Visited_20_Internet_20_Link"><text:span text:style-name="T185">springframework.validation.Errors</text:span></text:a><text:span text:style-name="T56">.</text:span></text:p>
              </text:list-item>
              <text:list-item>
                <text:p text:style-name="P110">In the end, <text:span text:style-name="T176">if all went well, </text:span>th<text:span text:style-name="T176">e</text:span> Taco instance <text:span text:style-name="T176">in the model </text:span>reflects the <text:span text:style-name="T176">values </text:span><text:span text:style-name="T177">carried </text:span><text:span text:style-name="T176">in the </text:span>POST <text:span text:style-name="T177">request: in this case, </text:span><text:span text:style-name="T176">the instance holds the</text:span> correct “name” and list of “ingredients”.</text:p>
              </text:list-item>
            </text:list>
          </table:table-cell>
        </table:table-row>
        <table:table-row table:style-name="Table1.27">
          <table:table-cell table:style-name="Table1.A27" office:value-type="string">
            <text:p text:style-name="P131">Jakarta Bean Validation</text:p>
          </table:table-cell>
          <table:table-cell table:style-name="Table1.B27" office:value-type="string">
            <text:p text:style-name="P132"><text:span text:style-name="T84">A</text:span>s the Taco-t<text:span text:style-name="T177">y</text:span>ped parameter is annot<text:span text:style-name="T177">at</text:span>ed @Valid <text:span text:style-name="T177">in the parameter list of </text:span><text:span text:style-name="T121">processTaco</text:span><text:span text:style-name="T123">()</text:span>, all the fields <text:span text:style-name="T177">of </text:span>in Taco <text:span text:style-name="T177">instance</text:span> annotated with validators are validated. <text:span text:style-name="T177">Any e</text:span>rrors are collected into <text:span text:style-name="T177">the </text:span><text:a xlink:type="simple" xlink:href="https://docs.spring.io/spring-framework/docs/current/javadoc-api/org/springframework/validation/Errors.html" text:style-name="Internet_20_link" text:visited-style-name="Visited_20_Internet_20_Link"><text:span text:style-name="T186">springframework.validation.Errors</text:span></text:a><text:span text:style-name="T65"> </text:span><text:span text:style-name="T66">instance.</text:span></text:p>
          </table:table-cell>
        </table:table-row>
        <table:table-row table:style-name="Table1.27">
          <table:table-cell table:style-name="Table1.A10" office:value-type="string">
            <text:p text:style-name="P124"><text:span text:style-name="T84">POST</text:span> processing <text:span text:style-name="T144">using </text:span><text:span text:style-name="T176">in</text:span> <text:span text:style-name="T172">DesignTacoController</text:span></text:p>
          </table:table-cell>
          <table:table-cell table:style-name="Table1.B10" office:value-type="string">
            <text:p text:style-name="P129"><text:span text:style-name="T120">SpringApp</text:span><text:span text:style-name="T112"> </text:span><text:span text:style-name="T107">can now call </text:span><text:span text:style-name="T120">method <text:s/></text:span><text:span text:style-name="T121">processTaco</text:span><text:span text:style-name="T123">()</text:span><text:span text:style-name="T124"> </text:span><text:span text:style-name="T125">as discussed above</text:span><text:span text:style-name="T122">. </text:span></text:p>
            <text:p text:style-name="P141"><text:span text:style-name="T76">I</text:span><text:span text:style-name="T75">f there are errors </text:span><text:span text:style-name="T77">(as listed by the Errors-typed instance)</text:span><text:span text:style-name="T75">, then the method returns the String “design”. So what wil</text:span><text:span text:style-name="T77">l</text:span><text:span text:style-name="T75"> happen is that the “design” form will be redisplayed via Thymleaf templating. Thymeleaf will have access to:</text:span></text:p>
            <text:list xml:id="list3089041004" text:style-name="L8">
              <text:list-item>
                <text:p text:style-name="P142"><text:soft-page-break/><text:span text:style-name="T75">The Taco instance filled with </text:span><text:span text:style-name="T77">(</text:span><text:span text:style-name="T75">partially </text:span><text:span text:style-name="T77">non-validating)</text:span><text:span text:style-name="T75"> data </text:span><text:span text:style-name="T77">from the earlier POST.</text:span></text:p>
              </text:list-item>
              <text:list-item>
                <text:p text:style-name="P135"><text:span text:style-name="T73">Details on</text:span><text:span text:style-name="T72"> errors raised </text:span><text:span text:style-name="T73">on fields and objects </text:span><text:span text:style-name="T72">through </text:span><text:span text:style-name="T73">an instance </text:span><text:span text:style-name="T74">of class </text:span><text:a xlink:type="simple" xlink:href="https://www.thymeleaf.org/apidocs/thymeleaf-spring6/3.1.1.RELEASE/org/thymeleaf/spring6/expression/Fields.html" text:style-name="Internet_20_link" text:visited-style-name="Visited_20_Internet_20_Link"><text:span text:style-name="T187">org.thymeleaf.spring6.expression.Fields</text:span></text:a></text:p>
              </text:list-item>
            </text:list>
            <table:table table:name="Table2" table:style-name="Table2">
              <table:table-column table:style-name="Table2.A"/>
              <table:table-row>
                <table:table-cell table:style-name="Table2.A1" office:value-type="string">
                  <text:p text:style-name="P136"><text:span text:style-name="T67">Then template “design.html” displays error information if there is any, so the user has the ability to check the errors, fix any fields in error and resubmit the Taco instance. So we restart the process at “</text:span><text:span text:style-name="T69">HTTP POST </text:span><text:span text:style-name="T70">(2</text:span><text:span text:style-name="T78">nd</text:span><text:span text:style-name="T70"> request)”.</text:span></text:p>
                </table:table-cell>
              </table:table-row>
            </table:table>
            <text:p text:style-name="P130"><text:span text:style-name="T71">If there are no errors, t</text:span><text:span text:style-name="T68">his method doesn’t do anything except return "redirect:/orders/current", which is </text:span><text:span text:style-name="T71">a </text:span><text:span text:style-name="T68">redirect instruction.</text:span></text:p>
          </table:table-cell>
        </table:table-row>
        <table:table-row table:style-name="Table1.29">
          <table:table-cell table:style-name="Table1.A3" office:value-type="string">
            <text:p text:style-name="P45">HTTP response</text:p>
            <text:p text:style-name="P133">(response to 2<text:span text:style-name="T82">nd</text:span> request)</text:p>
          </table:table-cell>
          <table:table-cell table:style-name="Table1.B3" office:value-type="string">
            <text:p text:style-name="P41">Instead of HTML, the browser is <text:span text:style-name="T144">given</text:span> a HTTP response 302 ("Found") with the new URL “/orders/current”.</text:p>
            <text:p text:style-name="P62">This is clearly cleaner that sending back “order submission” HTML under the old URL “/design”, which would lead to <text:span text:style-name="T178">some </text:span>confusion.</text:p>
          </table:table-cell>
        </table:table-row>
        <table:table-row table:style-name="Table1.29">
          <table:table-cell table:style-name="Table1.A16" office:value-type="string">
            <text:p text:style-name="P63">HTTP redirect</text:p>
          </table:table-cell>
          <table:table-cell table:style-name="Table1.B16" office:value-type="string">
            <text:p text:style-name="P41">Browser receives 302 redirect to "/orders/current"</text:p>
          </table:table-cell>
        </table:table-row>
        <table:table-row table:style-name="Table1.29">
          <table:table-cell table:style-name="Table1.A3" office:value-type="string">
            <text:p text:style-name="P63">HTTP GET</text:p>
            <text:p text:style-name="P133">(3<text:span text:style-name="T82">rd</text:span> request)</text:p>
          </table:table-cell>
          <table:table-cell table:style-name="Table1.B3" office:value-type="string">
            <text:p text:style-name="P41">Browser issues <text:span text:style-name="T130">a HTTP </text:span>GET <text:span text:style-name="T130">request with URL</text:span> "/orders/current".</text:p>
            <text:p text:style-name="P63">The request carries the JSESSIONID for session tracking.</text:p>
          </table:table-cell>
        </table:table-row>
        <table:table-row table:style-name="Table1.29">
          <table:table-cell table:style-name="Table1.A2" office:value-type="string">
            <text:p text:style-name="P95">Servlet engine</text:p>
          </table:table-cell>
          <table:table-cell table:style-name="Table1.B2" office:value-type="string">
            <text:p text:style-name="P97"><text:span text:style-name="T137">The </text:span><text:span text:style-name="T168">SpringApp’s embedded </text:span><text:span text:style-name="T137">s</text:span><text:span text:style-name="T24">ervlet engine r</text:span><text:span text:style-name="T94">eceives the </text:span><text:span text:style-name="T24">HTTP </text:span><text:span text:style-name="T94">request, </text:span><text:span text:style-name="T24">parses </text:span><text:span text:style-name="T137">it, </text:span><text:span text:style-name="T150">creates the </text:span><text:a xlink:type="simple" xlink:href="https://tomcat.apache.org/tomcat-10.0-doc/servletapi/jakarta/servlet/http/HttpServletRequest.html" text:style-name="Internet_20_link" text:visited-style-name="Visited_20_Internet_20_Link"><text:span text:style-name="T150">HTTPServletRequest</text:span></text:a><text:span text:style-name="T150"> instance that describes it, </text:span><text:span text:style-name="T137">then calls the</text:span><text:span text:style-name="T94"> </text:span><text:span text:style-name="T150">Spring</text:span><text:span text:style-name="T94"> servlet </text:span><text:span text:style-name="T137">(</text:span><text:span text:style-name="T158">the </text:span><text:span text:style-name="T137">Spring </text:span><text:a xlink:type="simple" xlink:href="https://www.baeldung.com/spring-dispatcherservlet" text:style-name="Internet_20_link" text:visited-style-name="Visited_20_Internet_20_Link"><text:span text:style-name="T151">DispatcherServlet</text:span></text:a><text:span text:style-name="T137">).</text:span></text:p>
            <text:p text:style-name="P96">At this point, <text:span text:style-name="T168">the servlet engine also recovers the</text:span> <text:a xlink:type="simple" xlink:href="https://tomcat.apache.org/tomcat-10.0-doc/servletapi/jakarta/servlet/http/HttpSession.html" text:style-name="Internet_20_link" text:visited-style-name="Visited_20_Internet_20_Link">HttpSession</text:a> based on the session tracking <text:span text:style-name="T168">information</text:span> in the request.</text:p>
          </table:table-cell>
        </table:table-row>
        <table:table-row table:style-name="Table1.29">
          <table:table-cell table:style-name="Table1.A2" office:value-type="string">
            <text:p text:style-name="P48"><text:span text:style-name="T145">Retrieve s</text:span>ession-scope<text:span text:style-name="T128">d model</text:span></text:p>
          </table:table-cell>
          <table:table-cell table:style-name="Table1.B2" office:value-type="string">
            <text:p text:style-name="P127"><text:span text:style-name="T167">SpringApp</text:span> <text:span text:style-name="T80">retrieves the</text:span> session-scoped model instance <text:span text:style-name="T80">created earlier, </text:span><text:span text:style-name="T167">likely stored as an attribute of </text:span><text:a xlink:type="simple" xlink:href="https://tomcat.apache.org/tomcat-10.0-doc/servletapi/jakarta/servlet/http/HttpSession.html" text:style-name="Internet_20_link" text:visited-style-name="Visited_20_Internet_20_Link"><text:span text:style-name="T117">HttpSession</text:span></text:a><text:span text:style-name="T167"> (which is a String → Object map, among others)</text:span></text:p>
          </table:table-cell>
        </table:table-row>
        <table:table-row table:style-name="Table1.29">
          <table:table-cell table:style-name="Table1.A2" office:value-type="string">
            <text:p text:style-name="P18"><text:span text:style-name="T137">Set up r</text:span>equest-scope<text:span text:style-name="T85">d model</text:span></text:p>
          </table:table-cell>
          <table:table-cell table:style-name="Table1.B2" office:value-type="string">
            <text:p text:style-name="P97"><text:span text:style-name="T167">SpringApp</text:span> creates a <text:span text:style-name="T24">request</text:span>-scoped model instance <text:span text:style-name="T24">as a container for objects relevant to this web request.</text:span></text:p>
          </table:table-cell>
        </table:table-row>
        <table:table-row table:style-name="Table1.29">
          <table:table-cell table:style-name="Table1.A2" office:value-type="string">
            <text:p text:style-name="P18">Find <text:span text:style-name="T141">appropriate </text:span>controller <text:span text:style-name="T92">instance</text:span></text:p>
          </table:table-cell>
          <table:table-cell table:style-name="Table1.B2" office:value-type="string">
            <text:p text:style-name="P7"><text:span text:style-name="T24">SpFw f</text:span>inds the controller <text:span text:style-name="T24">instance </text:span><text:span text:style-name="T137">appropriate </text:span><text:span text:style-name="T142">to</text:span><text:span text:style-name="T137"> this request </text:span>by looking for an instance of a class annotated as follows:</text:p>
            <text:p text:style-name="P30">@Controller</text:p>
            <text:p text:style-name="P30">@RequestMapping("/<text:span text:style-name="T131">order</text:span>")</text:p>
            <text:p text:style-name="P8">This yields the <text:span text:style-name="T11">Order</text:span><text:span text:style-name="T9">Controller</text:span> <text:span text:style-name="T145">controller </text:span>instance created at startup.</text:p>
          </table:table-cell>
        </table:table-row>
        <table:table-row table:style-name="Table1.29">
          <table:table-cell table:style-name="Table1.A2" office:value-type="string">
            <text:p text:style-name="P60">Fill <text:span text:style-name="T142">request-scoped </text:span>model using <text:span text:style-name="T179">OrderController</text:span></text:p>
          </table:table-cell>
          <table:table-cell table:style-name="Table1.B2" office:value-type="string">
            <text:p text:style-name="P24"><text:span text:style-name="T179">(</text:span>This is an additional testing step I introduced.<text:span text:style-name="T179">)</text:span></text:p>
            <text:p text:style-name="P87"><text:span text:style-name="T168">SpringApp</text:span> calls <text:span text:style-name="T92">the method </text:span><text:span text:style-name="T95">of the </text:span><text:span text:style-name="T138">controller instance annotated as follows </text:span><text:span text:style-name="T174">(@NotNull added for clarity):</text:span></text:p>
            <text:p text:style-name="P31">@ModelAttribute</text:p>
            <text:p text:style-name="P31"><text:soft-page-break/><text:span text:style-name="T95">void </text:span><text:span text:style-name="T131">dummyCall</text:span>(<text:span text:style-name="T179">@NotNull </text:span>Model model) <text:span text:style-name="T179">{ … }</text:span></text:p>
            <text:p text:style-name="P40"><text:span text:style-name="T97">W</text:span><text:span text:style-name="T96">hich does absolutely nothing but would update the request-scoped model passed in, if it did anything.</text:span></text:p>
          </table:table-cell>
        </table:table-row>
        <table:table-row table:style-name="Table1.29">
          <table:table-cell table:style-name="Table1.A2" office:value-type="string">
            <text:p text:style-name="P60">Fill <text:span text:style-name="T145">session</text:span><text:span text:style-name="T142">-scoped </text:span>model using <text:span text:style-name="T179">OrderController</text:span></text:p>
          </table:table-cell>
          <table:table-cell table:style-name="Table1.B2" office:value-type="string">
            <text:p text:style-name="P128"><text:span text:style-name="T142">Unlike earlier, t</text:span><text:span text:style-name="T128">here already is an entry “tacoOrder” in the session-scoped model, so </text:span><text:span text:style-name="T118">SpringApp</text:span><text:span text:style-name="T128"> </text:span><text:span text:style-name="T172">does not need to do anything.</text:span></text:p>
            <text:p text:style-name="P128"><text:span text:style-name="T145">Note that, similar to </text:span><text:span text:style-name="T12">DesignTacoController,</text:span><text:span text:style-name="T145"> there</text:span><text:span text:style-name="T131"> actually is an</text:span><text:span text:style-name="T92"> appropriately-annotated method </text:span><text:span text:style-name="T145">to create TacoOrder instance</text:span><text:span text:style-name="T179">s</text:span><text:span text:style-name="T145"> for the session-scoped model:</text:span></text:p>
            <text:p text:style-name="P65">@ModelAttribute(name = "taco<text:span text:style-name="T25">Order</text:span>")</text:p>
            <text:p text:style-name="P65"><text:span text:style-name="T179">@NotNull </text:span>Taco<text:span text:style-name="T25">Order</text:span> <text:span text:style-name="T25">order</text:span>()</text:p>
            <text:p text:style-name="P39">Again, this is relevant to the session-scoped model because of the class-level annotation <text:span text:style-name="T179">on OrderController:</text:span></text:p>
            <text:p text:style-name="P64">@SessionAttributes(“tacoOrder”)</text:p>
          </table:table-cell>
        </table:table-row>
        <table:table-row table:style-name="Table1.29">
          <table:table-cell table:style-name="Table1.A10" office:value-type="string">
            <text:p text:style-name="P120"><text:span text:style-name="T145">GET</text:span> <text:span text:style-name="T179">handling in OrderController</text:span></text:p>
          </table:table-cell>
          <table:table-cell table:style-name="Table1.B10" office:value-type="string">
            <text:p text:style-name="P88"><text:span text:style-name="T179">SpringApp</text:span> finds <text:span text:style-name="T27">(the single) </text:span>method in <text:bookmark-start text:name="__DdeLink__63944_36221294364"/><text:bookmark-start text:name="__DdeLink__4424_3622129436112"/><text:span text:style-name="T126">t</text:span><text:bookmark-end text:name="__DdeLink__63944_36221294364"/><text:bookmark-end text:name="__DdeLink__4424_3622129436112"/><text:span text:style-name="T126">he controller</text:span><text:span text:style-name="T24"> </text:span><text:span text:style-name="T138">annotated as follows </text:span><text:span text:style-name="T174">(@NotNull added for clarity)</text:span><text:span text:style-name="T138">:</text:span></text:p>
            <text:p text:style-name="P33">@GetMapping("/current")</text:p>
            <text:p text:style-name="P92"><text:span text:style-name="T18">@NotNull </text:span><text:span text:style-name="T9">String orderForm(</text:span><text:span text:style-name="T18">@NotNull </text:span><text:span text:style-name="T9">@ModelAttribute TacoOrder order) </text:span><text:span text:style-name="T18">{ … }</text:span></text:p>
            <text:p text:style-name="P94"><text:span text:style-name="T30">and </text:span><text:span text:style-name="T28">calls it to actually process the HTTP GET request. </text:span><text:span text:style-name="T30">T</text:span><text:span text:style-name="T28">his method doesn’t do anything except return the name of the HTML template (the “view”), in this case: “</text:span><text:span text:style-name="T31">orderForm</text:span><text:span text:style-name="T28">”.</text:span></text:p>
            <text:p text:style-name="P98"><text:span text:style-name="T28">As for the DesignTacoController, t</text:span><text:span text:style-name="T32">he TacoOrder </text:span><text:span text:style-name="T33">parameter </text:span><text:span text:style-name="T32">is annotated </text:span><text:span text:style-name="T33">with</text:span><text:span text:style-name="T32"> </text:span><text:span text:style-name="T39">@ModelAttribute</text:span><text:span text:style-name="T29"> </text:span><text:span text:style-name="T33">so the instance </text:span><text:span text:style-name="T32">will be taken from the </text:span><text:span text:style-name="T33">model</text:span><text:span text:style-name="T32">. </text:span><text:span text:style-name="T33">As the </text:span><text:span text:style-name="T34">controller </text:span><text:span text:style-name="T28">itself </text:span><text:span text:style-name="T34">is annotated with </text:span><text:span text:style-name="T40">@SessionAttributes("tacoOrder")</text:span><text:span text:style-name="T36"> </text:span><text:span text:style-name="T37">the </text:span><text:span text:style-name="T35">TacoOrder</text:span><text:span text:style-name="T37"> instance is obtained from the </text:span><text:span text:style-name="T38">session-scoped model. </text:span></text:p>
          </table:table-cell>
        </table:table-row>
        <table:table-row table:style-name="Table1.29">
          <table:table-cell table:style-name="Table1.A11" office:value-type="string">
            <text:p text:style-name="P105">Thymeleaf <text:span text:style-name="T81">view processing</text:span></text:p>
          </table:table-cell>
          <table:table-cell table:style-name="Table1.B11" office:value-type="string">
            <text:p text:style-name="P89">Sp<text:span text:style-name="T161">ringApp </text:span><text:span text:style-name="T165">copies </text:span><text:span text:style-name="T166">the attribute-value pairs held in the </text:span><text:span text:style-name="T165">model </text:span><text:span text:style-name="T166">(however scoped)</text:span><text:span text:style-name="T165"> into the </text:span><text:span text:style-name="T166">request attributes of the</text:span><text:span text:style-name="T165"> </text:span><text:a xlink:type="simple" xlink:href="https://tomcat.apache.org/tomcat-10.0-doc/servletapi/jakarta/servlet/http/HttpServletRequest.html" text:style-name="Internet_20_link" text:visited-style-name="Visited_20_Internet_20_Link"><text:span text:style-name="T165">HttpServletRequest</text:span></text:a><text:span text:style-name="T165">, so that Thymeleaf </text:span><text:span text:style-name="T166">can use the information. </text:span></text:p>
            <text:p text:style-name="P82">The following is passed:</text:p>
            <text:list xml:id="list2482696677" text:style-name="L9">
              <text:list-item>
                <text:p text:style-name="P81">“<text:span text:style-name="T169">tacoOrder” → t</text:span>he TacoOrder, which <text:span text:style-name="T180">at this point contains 1 Taco instance.</text:span></text:p>
              </text:list-item>
              <text:list-item>
                <text:p text:style-name="P81"><text:span text:style-name="T169">“fields” → </text:span><text:span text:style-name="T171">a</text:span>n instance of class <text:a xlink:type="simple" xlink:href="https://www.thymeleaf.org/apidocs/thymeleaf-spring6/3.1.1.RELEASE/org/thymeleaf/spring6/expression/Fields.html" text:style-name="Internet_20_link" text:visited-style-name="Visited_20_Internet_20_Link">org.thymeleaf.spring6.expression.Fields</text:a> which allows to perform form-field-related operations inside Thymeleaf Standard Expressions, in particular inspection of processing errors. At this point, there are no errors yet.</text:p>
              </text:list-item>
            </text:list>
          </table:table-cell>
        </table:table-row>
        <table:table-row table:style-name="Table1.29">
          <table:table-cell table:style-name="Table1.A11" office:value-type="string">
            <text:p text:style-name="P41">Thymeleaf <text:span text:style-name="T81">view processing</text:span></text:p>
          </table:table-cell>
          <table:table-cell table:style-name="Table1.B11" office:value-type="string">
            <text:p text:style-name="P41">Thymeleaf finds the template file "<text:span text:style-name="T132">orderForm</text:span>.html" in the classpath.</text:p>
          </table:table-cell>
        </table:table-row>
        <table:table-row table:style-name="Table1.29">
          <table:table-cell table:style-name="Table1.A11" office:value-type="string">
            <text:p text:style-name="P42">Thymeleaf <text:span text:style-name="T81">view processing</text:span></text:p>
          </table:table-cell>
          <table:table-cell table:style-name="Table1.B11" office:value-type="string">
            <text:p text:style-name="P106">Thymeleaf processes the template file and injects values <text:span text:style-name="T182">from the model</text:span>. The template contains <text:span text:style-name="T142">a “form” element like this:</text:span></text:p>
            <text:p text:style-name="P107"><text:soft-page-break/><text:span text:style-name="T9">&lt;form method="POST" th:action="@{/orders}" th:object="${tacoOrder}"&gt;</text:span></text:p>
            <text:p text:style-name="P41">This means:</text:p>
            <text:list xml:id="list193127890084104" text:continue-list="list2125606173" text:style-name="L4">
              <text:list-item>
                <text:p text:style-name="P102">POST to the UR<text:span text:style-name="T132">L “</text:span><text:span text:style-name="T88">/orders”.</text:span></text:p>
              </text:list-item>
              <text:list-item>
                <text:p text:style-name="P109"><text:span text:style-name="T88">The root object from which to get bean properties to fill into template fields is “taco</text:span><text:span text:style-name="T91">Order</text:span><text:span text:style-name="T88">”. </text:span></text:p>
                <text:list>
                  <text:list-item>
                    <text:p text:style-name="P109">This corresponds to the object of type Taco<text:span text:style-name="T183">Order</text:span> held by the (however-scoped) model at key “taco<text:span text:style-name="T183">Order</text:span>” <text:span text:style-name="T166">which is now also found as a request attribute.</text:span></text:p>
                  </text:list-item>
                  <text:list-item>
                    <text:p text:style-name="P109">“taco<text:span text:style-name="T183">Order</text:span>” <text:span text:style-name="T183">is</text:span> the root of a<text:span text:style-name="T183">n</text:span> object tree <text:span text:style-name="T183">(in my modified version, beans of type Address and CreditCard are referenced by a TacoOrder instance). Dot-syntax </text:span>describe<text:span text:style-name="T183">s</text:span> paths through this tree: while <text:span text:style-name="T9">*{name}</text:span> <text:span text:style-name="T183">would be</text:span> filled from the “name” property of <text:span text:style-name="T166">the root</text:span> “taco<text:span text:style-name="T183">Order</text:span>” <text:span text:style-name="T183">(if such a property existed)</text:span>, <text:span text:style-name="T9">*{</text:span><text:span text:style-name="T19">deliveryAddress.city</text:span><text:span text:style-name="T9">}</text:span> <text:span text:style-name="T183">will</text:span> be filled from the “<text:span text:style-name="T183">city</text:span>” property of the object obtained from property “<text:span text:style-name="T183">deliveryAddress</text:span>” of “taco<text:span text:style-name="T183">Order</text:span>”.</text:p>
                  </text:list-item>
                </text:list>
              </text:list-item>
              <text:list-item>
                <text:p text:style-name="P104"><text:span text:style-name="T146">When </text:span><text:span text:style-name="T166">SpringApp later </text:span><text:span text:style-name="T146">does </text:span><text:span text:style-name="T166">its </text:span><text:span text:style-name="T79">POST </text:span><text:span text:style-name="T146">processing</text:span><text:span text:style-name="T79">, </text:span><text:span text:style-name="T138">a new Taco</text:span><text:span text:style-name="T183">Order</text:span><text:span text:style-name="T138"> instance is created </text:span><text:span text:style-name="T148">through the method annotated with </text:span><text:span text:style-name="T15">@ModelAttribute(name = "taco</text:span><text:span text:style-name="T19">Order</text:span><text:span text:style-name="T15">")</text:span><text:span text:style-name="T89"> on the target controller </text:span><text:span text:style-name="T139">and </text:span>values <text:span text:style-name="T148">in the POST-ed form </text:span><text:span text:style-name="T142">are</text:span><text:span text:style-name="T79"> </text:span><text:span text:style-name="T148">copied in</text:span><text:span text:style-name="T166">to</text:span><text:span text:style-name="T148"> that instance’s attributes </text:span><text:span text:style-name="T166">("properties are bound to the submitted form fields")</text:span><text:span text:style-name="T148">, using converters as needed.</text:span></text:p>
              </text:list-item>
            </text:list>
            <text:p text:style-name="P114"><text:span text:style-name="T143">Thus, t</text:span>he <text:span text:style-name="T142">form</text:span> <text:span text:style-name="T143">lets the user</text:span> <text:span text:style-name="T138">read, </text:span><text:span text:style-name="T139">modify and </text:span><text:span text:style-name="T143">set the properties of</text:span><text:span text:style-name="T139"> </text:span><text:span text:style-name="T138">a T</text:span>aco<text:span text:style-name="T183">Order</text:span> <text:span text:style-name="T143">bean </text:span>instance <text:span text:style-name="T142">across a HTTP back-and-forth.</text:span></text:p>
          </table:table-cell>
        </table:table-row>
        <table:table-row table:style-name="Table1.29">
          <table:table-cell table:style-name="Table1.A2" office:value-type="string">
            <text:p text:style-name="P56">HTTP response</text:p>
          </table:table-cell>
          <table:table-cell table:style-name="Table1.B2" office:value-type="string">
            <text:p text:style-name="P106"><text:span text:style-name="T168">T</text:span><text:span text:style-name="T166">he servlet engine </text:span><text:span text:style-name="T168">adds s</text:span>ession tracking <text:span text:style-name="T168">information</text:span> (via URL rewriting or JSESSIONID cookie) <text:span text:style-name="T139">to the outgoing HTTP response. </text:span><text:span text:style-name="T155">This can be </text:span><text:span text:style-name="T156">seen</text:span><text:span text:style-name="T155"> in detail in the browser’s “web tools” </text:span><text:span text:style-name="T157">which</text:span><text:span text:style-name="T155"> allow to inspect the request and response.</text:span></text:p>
          </table:table-cell>
        </table:table-row>
        <table:table-row table:style-name="Table1.29">
          <table:table-cell table:style-name="Table1.A3" office:value-type="string">
            <text:p text:style-name="P138">HTTP response</text:p>
            <text:p text:style-name="P140">(response to 3<text:span text:style-name="T82">rd</text:span> request)</text:p>
          </table:table-cell>
          <table:table-cell table:style-name="Table1.B3" office:value-type="string">
            <text:p text:style-name="P70"><text:span text:style-name="T27">HTML is returned to the browser </text:span><text:span text:style-name="T79">as response to the GET.</text:span></text:p>
            <text:p text:style-name="P70"><text:span text:style-name="T127">The b</text:span><text:span text:style-name="T80">rowser processes </text:span><text:span text:style-name="T127">the </text:span><text:span text:style-name="T80">HTML </text:span><text:span text:style-name="T127">and</text:span><text:span text:style-name="T80"> pulls-in additional resources as needed (the taco image, the CSS)</text:span></text:p>
            <text:p text:style-name="P53"><text:span text:style-name="T135">T</text:span><text:span text:style-name="T136">he </text:span><text:bookmark-start text:name="__DdeLink__41979_36221294361"/><text:span text:style-name="T136">“</text:span>Order your taco creations!<text:span text:style-name="T134">” </text:span><text:span text:style-name="T136">page</text:span><text:bookmark-end text:name="__DdeLink__41979_36221294361"/><text:span text:style-name="T136"> </text:span><text:span text:style-name="T135">is now visible.</text:span></text:p>
          </table:table-cell>
        </table:table-row>
        <table:table-row table:style-name="Table1.29">
          <table:table-cell table:style-name="Table1.A44" office:value-type="string">
            <text:p text:style-name="P56">Interaction</text:p>
          </table:table-cell>
          <table:table-cell table:style-name="Table1.B44" office:value-type="string">
            <text:p text:style-name="P59"><text:span text:style-name="T93">User </text:span><text:span text:style-name="T133">either clicks on </text:span></text:p>
            <text:p text:style-name="P59"><text:span text:style-name="T93">“</text:span><text:span text:style-name="T133">Design another Taco”</text:span></text:p>
            <text:p text:style-name="P59"><text:span text:style-name="T133">restar</text:span><text:span text:style-name="T140">t</text:span><text:span text:style-name="T133">ing the process at </text:span><text:span text:style-name="T108">HTTP GET “/</text:span><text:span text:style-name="T109">design”</text:span></text:p>
            <text:p text:style-name="P25">or fills in the order fields and “Submits the order”, <text:span text:style-name="T140">performing a POST to “/orders”.</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2d291" officeooo:paragraph-rsid="0042d291"/>
    </style:style>
    <style:style style:name="MT1" style:family="text">
      <style:text-properties fo:font-size="10.5pt" fo:font-style="italic" style:font-size-asian="10.5pt" style:font-style-asian="italic" style:font-size-complex="10.5pt" style:font-style-complex="italic"/>
    </style:style>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aco Design web application, step by step</text:span><text:tab/><text:page-number text:select-page="current">8</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0T11:50:09.947337491</meta:creation-date>
    <dc:date>2023-07-15T19:31:27.262059120</dc:date>
    <meta:editing-duration>P1DT21H1M31S</meta:editing-duration>
    <meta:editing-cycles>36</meta:editing-cycles>
    <meta:generator>LibreOffice/7.3.7.2$Linux_X86_64 LibreOffice_project/30$Build-2</meta:generator>
    <meta:print-date>2023-07-11T13:18:11.085990560</meta:print-date>
    <meta:document-statistic meta:table-count="2" meta:image-count="0" meta:object-count="0" meta:page-count="9" meta:paragraph-count="209" meta:word-count="2982" meta:character-count="20056" meta:non-whitespace-character-count="17271"/>
  </office:meta>
</office:document-meta>
</file>